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izePo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ValorTotal</text:p>
          </table:table-cell>
          <table:table-cell office:value-type="string" calcext:value-type="string">
            <text:p>ValorDia</text:p>
          </table:table-cell>
          <table:table-cell office:value-type="string" calcext:value-type="string">
            <text:p>DiasPassados</text:p>
          </table:table-cell>
          <table:table-cell table:style-name="Default" office:value-type="string" calcext:value-type="string">
            <text:p>Dia</text:p>
          </table:table-cell>
          <table:table-cell office:value-type="string" calcext:value-type="string">
            <text:p>PremioCampeao</text:p>
          </table:table-cell>
          <table:table-cell office:value-type="string" calcext:value-type="string">
            <text:p>PremioSegundo</text:p>
          </table:table-cell>
          <table:table-cell office:value-type="string" calcext:value-type="string">
            <text:p>PremioTerceiro</text:p>
          </table:table-cell>
          <table:table-cell office:value-type="string" calcext:value-type="string">
            <text:p>Campeao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Terceiro</text:p>
          </table:table-cell>
        </table:table-row>
        <table:table-row table:style-name="ro1">
          <table:table-cell office:value-type="string" calcext:value-type="string">
            <text:p>The International 2021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5/2020</text:p>
          </table:table-cell>
          <table:table-cell office:value-type="float" office:value="45.5" calcext:value-type="float">
            <text:p>45,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am Spirit</text:p>
          </table:table-cell>
          <table:table-cell office:value-type="string" calcext:value-type="string">
            <text:p>PSG.LGD</text:p>
          </table:table-cell>
          <table:table-cell office:value-type="string" calcext:value-type="string">
            <text:p>Team Secret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52515" calcext:value-type="float">
            <text:p>8152515</text:p>
          </table:table-cell>
          <table:table-cell office:value-type="float" office:value="6552515" calcext:value-type="float">
            <text:p>6552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5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68329" calcext:value-type="float">
            <text:p>9468329</text:p>
          </table:table-cell>
          <table:table-cell office:value-type="float" office:value="1315814" calcext:value-type="float">
            <text:p>1315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/05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25818" calcext:value-type="float">
            <text:p>10225818</text:p>
          </table:table-cell>
          <table:table-cell office:value-type="float" office:value="757489" calcext:value-type="float">
            <text:p>757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/05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69867" calcext:value-type="float">
            <text:p>10869867</text:p>
          </table:table-cell>
          <table:table-cell office:value-type="float" office:value="644049" calcext:value-type="float">
            <text:p>644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/05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11851" calcext:value-type="float">
            <text:p>11411851</text:p>
          </table:table-cell>
          <table:table-cell office:value-type="float" office:value="541984" calcext:value-type="float">
            <text:p>5419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/05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812494" calcext:value-type="float">
            <text:p>11812494</text:p>
          </table:table-cell>
          <table:table-cell office:value-type="float" office:value="400643" calcext:value-type="float">
            <text:p>4006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/05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20584" calcext:value-type="float">
            <text:p>12120584</text:p>
          </table:table-cell>
          <table:table-cell office:value-type="float" office:value="308090" calcext:value-type="float">
            <text:p>3080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400743" calcext:value-type="float">
            <text:p>12400743</text:p>
          </table:table-cell>
          <table:table-cell office:value-type="float" office:value="280159" calcext:value-type="float">
            <text:p>2801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646793" calcext:value-type="float">
            <text:p>12646793</text:p>
          </table:table-cell>
          <table:table-cell office:value-type="float" office:value="246050" calcext:value-type="float">
            <text:p>246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3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62119" calcext:value-type="float">
            <text:p>12862119</text:p>
          </table:table-cell>
          <table:table-cell office:value-type="float" office:value="215326" calcext:value-type="float">
            <text:p>215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4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19241" calcext:value-type="float">
            <text:p>13119241</text:p>
          </table:table-cell>
          <table:table-cell office:value-type="float" office:value="257122" calcext:value-type="float">
            <text:p>257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5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55871" calcext:value-type="float">
            <text:p>13355871</text:p>
          </table:table-cell>
          <table:table-cell office:value-type="float" office:value="236630" calcext:value-type="float">
            <text:p>2366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6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37275" calcext:value-type="float">
            <text:p>13537275</text:p>
          </table:table-cell>
          <table:table-cell office:value-type="float" office:value="181404" calcext:value-type="float">
            <text:p>181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7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87665" calcext:value-type="float">
            <text:p>13687665</text:p>
          </table:table-cell>
          <table:table-cell office:value-type="float" office:value="150390" calcext:value-type="float">
            <text:p>150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8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32386" calcext:value-type="float">
            <text:p>13832386</text:p>
          </table:table-cell>
          <table:table-cell office:value-type="float" office:value="144721" calcext:value-type="float">
            <text:p>1447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9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78949" calcext:value-type="float">
            <text:p>13978949</text:p>
          </table:table-cell>
          <table:table-cell office:value-type="float" office:value="146563" calcext:value-type="float">
            <text:p>1465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15199" calcext:value-type="float">
            <text:p>14115199</text:p>
          </table:table-cell>
          <table:table-cell office:value-type="float" office:value="136250" calcext:value-type="float">
            <text:p>136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33292" calcext:value-type="float">
            <text:p>14533292</text:p>
          </table:table-cell>
          <table:table-cell office:value-type="float" office:value="418093" calcext:value-type="float">
            <text:p>4180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10413" calcext:value-type="float">
            <text:p>14810413</text:p>
          </table:table-cell>
          <table:table-cell office:value-type="float" office:value="277121" calcext:value-type="float">
            <text:p>277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95000" calcext:value-type="float">
            <text:p>14995000</text:p>
          </table:table-cell>
          <table:table-cell office:value-type="float" office:value="184587" calcext:value-type="float">
            <text:p>1845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48356" calcext:value-type="float">
            <text:p>15148356</text:p>
          </table:table-cell>
          <table:table-cell office:value-type="float" office:value="153356" calcext:value-type="float">
            <text:p>153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83758" calcext:value-type="float">
            <text:p>15283758</text:p>
          </table:table-cell>
          <table:table-cell office:value-type="float" office:value="135402" calcext:value-type="float">
            <text:p>135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98407" calcext:value-type="float">
            <text:p>15398407</text:p>
          </table:table-cell>
          <table:table-cell office:value-type="float" office:value="114649" calcext:value-type="float">
            <text:p>1146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11589" calcext:value-type="float">
            <text:p>15511589</text:p>
          </table:table-cell>
          <table:table-cell office:value-type="float" office:value="113182" calcext:value-type="float">
            <text:p>1131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27433" calcext:value-type="float">
            <text:p>15627433</text:p>
          </table:table-cell>
          <table:table-cell office:value-type="float" office:value="115844" calcext:value-type="float">
            <text:p>1158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36671" calcext:value-type="float">
            <text:p>15736671</text:p>
          </table:table-cell>
          <table:table-cell office:value-type="float" office:value="109238" calcext:value-type="float">
            <text:p>1092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31882" calcext:value-type="float">
            <text:p>15831882</text:p>
          </table:table-cell>
          <table:table-cell office:value-type="float" office:value="95211" calcext:value-type="float">
            <text:p>952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12310" calcext:value-type="float">
            <text:p>15912310</text:p>
          </table:table-cell>
          <table:table-cell office:value-type="float" office:value="80428" calcext:value-type="float">
            <text:p>804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90234" calcext:value-type="float">
            <text:p>15990234</text:p>
          </table:table-cell>
          <table:table-cell office:value-type="float" office:value="77924" calcext:value-type="float">
            <text:p>779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73777" calcext:value-type="float">
            <text:p>16073777</text:p>
          </table:table-cell>
          <table:table-cell office:value-type="float" office:value="83543" calcext:value-type="float">
            <text:p>835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90247" calcext:value-type="float">
            <text:p>20090247</text:p>
          </table:table-cell>
          <table:table-cell office:value-type="float" office:value="4016470" calcext:value-type="float">
            <text:p>40164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5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507292" calcext:value-type="float">
            <text:p>21507292</text:p>
          </table:table-cell>
          <table:table-cell office:value-type="float" office:value="1417045" calcext:value-type="float">
            <text:p>14170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6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73423" calcext:value-type="float">
            <text:p>22573423</text:p>
          </table:table-cell>
          <table:table-cell office:value-type="float" office:value="1066131" calcext:value-type="float">
            <text:p>10661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507820" calcext:value-type="float">
            <text:p>23507820</text:p>
          </table:table-cell>
          <table:table-cell office:value-type="float" office:value="934397" calcext:value-type="float">
            <text:p>9343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928866" calcext:value-type="float">
            <text:p>23928866</text:p>
          </table:table-cell>
          <table:table-cell office:value-type="float" office:value="421046" calcext:value-type="float">
            <text:p>4210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58171" calcext:value-type="float">
            <text:p>24158171</text:p>
          </table:table-cell>
          <table:table-cell office:value-type="float" office:value="229305" calcext:value-type="float">
            <text:p>2293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0/06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76847" calcext:value-type="float">
            <text:p>24376847</text:p>
          </table:table-cell>
          <table:table-cell office:value-type="float" office:value="218676" calcext:value-type="float">
            <text:p>2186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1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591854" calcext:value-type="float">
            <text:p>24591854</text:p>
          </table:table-cell>
          <table:table-cell office:value-type="float" office:value="215007" calcext:value-type="float">
            <text:p>2150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2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313643" calcext:value-type="float">
            <text:p>26313643</text:p>
          </table:table-cell>
          <table:table-cell office:value-type="float" office:value="1721789" calcext:value-type="float">
            <text:p>17217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913356" calcext:value-type="float">
            <text:p>26913356</text:p>
          </table:table-cell>
          <table:table-cell office:value-type="float" office:value="599713" calcext:value-type="float">
            <text:p>5997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4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238035" calcext:value-type="float">
            <text:p>27238035</text:p>
          </table:table-cell>
          <table:table-cell office:value-type="float" office:value="324679" calcext:value-type="float">
            <text:p>3246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5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467966" calcext:value-type="float">
            <text:p>27467966</text:p>
          </table:table-cell>
          <table:table-cell office:value-type="float" office:value="229931" calcext:value-type="float">
            <text:p>2299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6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657281" calcext:value-type="float">
            <text:p>27657281</text:p>
          </table:table-cell>
          <table:table-cell office:value-type="float" office:value="189315" calcext:value-type="float">
            <text:p>1893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7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834542" calcext:value-type="float">
            <text:p>27834542</text:p>
          </table:table-cell>
          <table:table-cell office:value-type="float" office:value="177261" calcext:value-type="float">
            <text:p>177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995107" calcext:value-type="float">
            <text:p>27995107</text:p>
          </table:table-cell>
          <table:table-cell office:value-type="float" office:value="160565" calcext:value-type="float">
            <text:p>1605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9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160448" calcext:value-type="float">
            <text:p>28160448</text:p>
          </table:table-cell>
          <table:table-cell office:value-type="float" office:value="165341" calcext:value-type="float">
            <text:p>1653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366277" calcext:value-type="float">
            <text:p>28366277</text:p>
          </table:table-cell>
          <table:table-cell office:value-type="float" office:value="205829" calcext:value-type="float">
            <text:p>2058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512653" calcext:value-type="float">
            <text:p>28512653</text:p>
          </table:table-cell>
          <table:table-cell office:value-type="float" office:value="146376" calcext:value-type="float">
            <text:p>1463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633474" calcext:value-type="float">
            <text:p>28633474</text:p>
          </table:table-cell>
          <table:table-cell office:value-type="float" office:value="120821" calcext:value-type="float">
            <text:p>1208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750452" calcext:value-type="float">
            <text:p>28750452</text:p>
          </table:table-cell>
          <table:table-cell office:value-type="float" office:value="116978" calcext:value-type="float">
            <text:p>1169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870201" calcext:value-type="float">
            <text:p>28870201</text:p>
          </table:table-cell>
          <table:table-cell office:value-type="float" office:value="119749" calcext:value-type="float">
            <text:p>1197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968269" calcext:value-type="float">
            <text:p>28968269</text:p>
          </table:table-cell>
          <table:table-cell office:value-type="float" office:value="98068" calcext:value-type="float">
            <text:p>980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060473" calcext:value-type="float">
            <text:p>29060473</text:p>
          </table:table-cell>
          <table:table-cell office:value-type="float" office:value="92204" calcext:value-type="float">
            <text:p>922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153072" calcext:value-type="float">
            <text:p>29153072</text:p>
          </table:table-cell>
          <table:table-cell office:value-type="float" office:value="92599" calcext:value-type="float">
            <text:p>925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8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235508" calcext:value-type="float">
            <text:p>29235508</text:p>
          </table:table-cell>
          <table:table-cell office:value-type="float" office:value="82436" calcext:value-type="float">
            <text:p>824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09628" calcext:value-type="float">
            <text:p>29309628</text:p>
          </table:table-cell>
          <table:table-cell office:value-type="float" office:value="74120" calcext:value-type="float">
            <text:p>741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87818" calcext:value-type="float">
            <text:p>29387818</text:p>
          </table:table-cell>
          <table:table-cell office:value-type="float" office:value="78190" calcext:value-type="float">
            <text:p>781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1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461037" calcext:value-type="float">
            <text:p>29461037</text:p>
          </table:table-cell>
          <table:table-cell office:value-type="float" office:value="73219" calcext:value-type="float">
            <text:p>732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2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532397" calcext:value-type="float">
            <text:p>29532397</text:p>
          </table:table-cell>
          <table:table-cell office:value-type="float" office:value="71360" calcext:value-type="float">
            <text:p>71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3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614676" calcext:value-type="float">
            <text:p>29614676</text:p>
          </table:table-cell>
          <table:table-cell office:value-type="float" office:value="82279" calcext:value-type="float">
            <text:p>8227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848311" calcext:value-type="float">
            <text:p>29848311</text:p>
          </table:table-cell>
          <table:table-cell office:value-type="float" office:value="233635" calcext:value-type="float">
            <text:p>2336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5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970235" calcext:value-type="float">
            <text:p>29970235</text:p>
          </table:table-cell>
          <table:table-cell office:value-type="float" office:value="121924" calcext:value-type="float">
            <text:p>1219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067548" calcext:value-type="float">
            <text:p>30067548</text:p>
          </table:table-cell>
          <table:table-cell office:value-type="float" office:value="97313" calcext:value-type="float">
            <text:p>973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7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178432" calcext:value-type="float">
            <text:p>30178432</text:p>
          </table:table-cell>
          <table:table-cell office:value-type="float" office:value="110884" calcext:value-type="float">
            <text:p>11088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8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320835" calcext:value-type="float">
            <text:p>30320835</text:p>
          </table:table-cell>
          <table:table-cell office:value-type="float" office:value="142403" calcext:value-type="float">
            <text:p>14240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9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453064" calcext:value-type="float">
            <text:p>30453064</text:p>
          </table:table-cell>
          <table:table-cell office:value-type="float" office:value="132229" calcext:value-type="float">
            <text:p>13222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582988" calcext:value-type="float">
            <text:p>30582988</text:p>
          </table:table-cell>
          <table:table-cell office:value-type="float" office:value="129924" calcext:value-type="float">
            <text:p>1299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1/07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721328" calcext:value-type="float">
            <text:p>30721328</text:p>
          </table:table-cell>
          <table:table-cell office:value-type="float" office:value="138340" calcext:value-type="float">
            <text:p>13834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1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882022" calcext:value-type="float">
            <text:p>30882022</text:p>
          </table:table-cell>
          <table:table-cell office:value-type="float" office:value="160694" calcext:value-type="float">
            <text:p>1606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2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14075" calcext:value-type="float">
            <text:p>31014075</text:p>
          </table:table-cell>
          <table:table-cell office:value-type="float" office:value="132053" calcext:value-type="float">
            <text:p>13205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3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59699" calcext:value-type="float">
            <text:p>31059699</text:p>
          </table:table-cell>
          <table:table-cell office:value-type="float" office:value="45624" calcext:value-type="float">
            <text:p>456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4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03482" calcext:value-type="float">
            <text:p>31103482</text:p>
          </table:table-cell>
          <table:table-cell office:value-type="float" office:value="43783" calcext:value-type="float">
            <text:p>4378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5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36895" calcext:value-type="float">
            <text:p>31136895</text:p>
          </table:table-cell>
          <table:table-cell office:value-type="float" office:value="33413" calcext:value-type="float">
            <text:p>334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6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83380" calcext:value-type="float">
            <text:p>31183380</text:p>
          </table:table-cell>
          <table:table-cell office:value-type="float" office:value="46485" calcext:value-type="float">
            <text:p>464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7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29903" calcext:value-type="float">
            <text:p>31229903</text:p>
          </table:table-cell>
          <table:table-cell office:value-type="float" office:value="46523" calcext:value-type="float">
            <text:p>465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8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70970" calcext:value-type="float">
            <text:p>31270970</text:p>
          </table:table-cell>
          <table:table-cell office:value-type="float" office:value="41067" calcext:value-type="float">
            <text:p>410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9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10048" calcext:value-type="float">
            <text:p>31310048</text:p>
          </table:table-cell>
          <table:table-cell office:value-type="float" office:value="39078" calcext:value-type="float">
            <text:p>390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50552" calcext:value-type="float">
            <text:p>31350552</text:p>
          </table:table-cell>
          <table:table-cell office:value-type="float" office:value="40504" calcext:value-type="float">
            <text:p>405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1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91049" calcext:value-type="float">
            <text:p>31391049</text:p>
          </table:table-cell>
          <table:table-cell office:value-type="float" office:value="40497" calcext:value-type="float">
            <text:p>4049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28463" calcext:value-type="float">
            <text:p>31428463</text:p>
          </table:table-cell>
          <table:table-cell office:value-type="float" office:value="37414" calcext:value-type="float">
            <text:p>3741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3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69714" calcext:value-type="float">
            <text:p>31469714</text:p>
          </table:table-cell>
          <table:table-cell office:value-type="float" office:value="41251" calcext:value-type="float">
            <text:p>412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918603" calcext:value-type="float">
            <text:p>32918603</text:p>
          </table:table-cell>
          <table:table-cell office:value-type="float" office:value="1448889" calcext:value-type="float">
            <text:p>144888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235777" calcext:value-type="float">
            <text:p>33235777</text:p>
          </table:table-cell>
          <table:table-cell office:value-type="float" office:value="317174" calcext:value-type="float">
            <text:p>31717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424476" calcext:value-type="float">
            <text:p>33424476</text:p>
          </table:table-cell>
          <table:table-cell office:value-type="float" office:value="188699" calcext:value-type="float">
            <text:p>18869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567609" calcext:value-type="float">
            <text:p>33567609</text:p>
          </table:table-cell>
          <table:table-cell office:value-type="float" office:value="143133" calcext:value-type="float">
            <text:p>1431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683224" calcext:value-type="float">
            <text:p>33683224</text:p>
          </table:table-cell>
          <table:table-cell office:value-type="float" office:value="115615" calcext:value-type="float">
            <text:p>1156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788828" calcext:value-type="float">
            <text:p>33788828</text:p>
          </table:table-cell>
          <table:table-cell office:value-type="float" office:value="105604" calcext:value-type="float">
            <text:p>10560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925916" calcext:value-type="float">
            <text:p>33925916</text:p>
          </table:table-cell>
          <table:table-cell office:value-type="float" office:value="137088" calcext:value-type="float">
            <text:p>1370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1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039001" calcext:value-type="float">
            <text:p>34039001</text:p>
          </table:table-cell>
          <table:table-cell office:value-type="float" office:value="113085" calcext:value-type="float">
            <text:p>1130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35695" calcext:value-type="float">
            <text:p>34135695</text:p>
          </table:table-cell>
          <table:table-cell office:value-type="float" office:value="96694" calcext:value-type="float">
            <text:p>9669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3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216549" calcext:value-type="float">
            <text:p>34216549</text:p>
          </table:table-cell>
          <table:table-cell office:value-type="float" office:value="80854" calcext:value-type="float">
            <text:p>808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04062" calcext:value-type="float">
            <text:p>34304062</text:p>
          </table:table-cell>
          <table:table-cell office:value-type="float" office:value="87513" calcext:value-type="float">
            <text:p>875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5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82169" calcext:value-type="float">
            <text:p>34382169</text:p>
          </table:table-cell>
          <table:table-cell office:value-type="float" office:value="78107" calcext:value-type="float">
            <text:p>7810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6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481259" calcext:value-type="float">
            <text:p>34481259</text:p>
          </table:table-cell>
          <table:table-cell office:value-type="float" office:value="99090" calcext:value-type="float">
            <text:p>990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7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573857" calcext:value-type="float">
            <text:p>34573857</text:p>
          </table:table-cell>
          <table:table-cell office:value-type="float" office:value="92598" calcext:value-type="float">
            <text:p>925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8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669097" calcext:value-type="float">
            <text:p>34669097</text:p>
          </table:table-cell>
          <table:table-cell office:value-type="float" office:value="95240" calcext:value-type="float">
            <text:p>9524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9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752344" calcext:value-type="float">
            <text:p>34752344</text:p>
          </table:table-cell>
          <table:table-cell office:value-type="float" office:value="83247" calcext:value-type="float">
            <text:p>8324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828032" calcext:value-type="float">
            <text:p>34828032</text:p>
          </table:table-cell>
          <table:table-cell office:value-type="float" office:value="75688" calcext:value-type="float">
            <text:p>7568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1/08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907492" calcext:value-type="float">
            <text:p>34907492</text:p>
          </table:table-cell>
          <table:table-cell office:value-type="float" office:value="79460" calcext:value-type="float">
            <text:p>794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988233" calcext:value-type="float">
            <text:p>34988233</text:p>
          </table:table-cell>
          <table:table-cell office:value-type="float" office:value="80741" calcext:value-type="float">
            <text:p>807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2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063220" calcext:value-type="float">
            <text:p>35063220</text:p>
          </table:table-cell>
          <table:table-cell office:value-type="float" office:value="74987" calcext:value-type="float">
            <text:p>7498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3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207204" calcext:value-type="float">
            <text:p>35207204</text:p>
          </table:table-cell>
          <table:table-cell office:value-type="float" office:value="143984" calcext:value-type="float">
            <text:p>1439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4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629065" calcext:value-type="float">
            <text:p>35629065</text:p>
          </table:table-cell>
          <table:table-cell office:value-type="float" office:value="421861" calcext:value-type="float">
            <text:p>4218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5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832947" calcext:value-type="float">
            <text:p>35832947</text:p>
          </table:table-cell>
          <table:table-cell office:value-type="float" office:value="203882" calcext:value-type="float">
            <text:p>2038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6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977164" calcext:value-type="float">
            <text:p>35977164</text:p>
          </table:table-cell>
          <table:table-cell office:value-type="float" office:value="144217" calcext:value-type="float">
            <text:p>1442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7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113950" calcext:value-type="float">
            <text:p>36113950</text:p>
          </table:table-cell>
          <table:table-cell office:value-type="float" office:value="136786" calcext:value-type="float">
            <text:p>13678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8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226315" calcext:value-type="float">
            <text:p>36226315</text:p>
          </table:table-cell>
          <table:table-cell office:value-type="float" office:value="112365" calcext:value-type="float">
            <text:p>1123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9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347226" calcext:value-type="float">
            <text:p>36347226</text:p>
          </table:table-cell>
          <table:table-cell office:value-type="float" office:value="120911" calcext:value-type="float">
            <text:p>1209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462397" calcext:value-type="float">
            <text:p>36462397</text:p>
          </table:table-cell>
          <table:table-cell office:value-type="float" office:value="115171" calcext:value-type="float">
            <text:p>11517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15783" calcext:value-type="float">
            <text:p>36615783</text:p>
          </table:table-cell>
          <table:table-cell office:value-type="float" office:value="153386" calcext:value-type="float">
            <text:p>15338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2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55932" calcext:value-type="float">
            <text:p>5593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3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4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5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6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7761612" calcext:value-type="float">
            <text:p>37761612</text:p>
          </table:table-cell>
          <table:table-cell office:value-type="float" office:value="1089897" calcext:value-type="float">
            <text:p>108989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7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051127" calcext:value-type="float">
            <text:p>38051127</text:p>
          </table:table-cell>
          <table:table-cell office:value-type="float" office:value="289515" calcext:value-type="float">
            <text:p>2895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263294" calcext:value-type="float">
            <text:p>38263294</text:p>
          </table:table-cell>
          <table:table-cell office:value-type="float" office:value="212167" calcext:value-type="float">
            <text:p>21216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9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395574" calcext:value-type="float">
            <text:p>38395574</text:p>
          </table:table-cell>
          <table:table-cell office:value-type="float" office:value="132280" calcext:value-type="float">
            <text:p>1322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491683" calcext:value-type="float">
            <text:p>38491683</text:p>
          </table:table-cell>
          <table:table-cell office:value-type="float" office:value="96109" calcext:value-type="float">
            <text:p>96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577064" calcext:value-type="float">
            <text:p>38577064</text:p>
          </table:table-cell>
          <table:table-cell office:value-type="float" office:value="85381" calcext:value-type="float">
            <text:p>8538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2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652458" calcext:value-type="float">
            <text:p>38652458</text:p>
          </table:table-cell>
          <table:table-cell office:value-type="float" office:value="75394" calcext:value-type="float">
            <text:p>7539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3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719422" calcext:value-type="float">
            <text:p>38719422</text:p>
          </table:table-cell>
          <table:table-cell office:value-type="float" office:value="66964" calcext:value-type="float">
            <text:p>669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4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793678" calcext:value-type="float">
            <text:p>38793678</text:p>
          </table:table-cell>
          <table:table-cell office:value-type="float" office:value="74256" calcext:value-type="float">
            <text:p>7425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5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867949" calcext:value-type="float">
            <text:p>38867949</text:p>
          </table:table-cell>
          <table:table-cell office:value-type="float" office:value="74271" calcext:value-type="float">
            <text:p>7427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6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933522" calcext:value-type="float">
            <text:p>38933522</text:p>
          </table:table-cell>
          <table:table-cell office:value-type="float" office:value="65573" calcext:value-type="float">
            <text:p>6557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7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987739" calcext:value-type="float">
            <text:p>38987739</text:p>
          </table:table-cell>
          <table:table-cell office:value-type="float" office:value="54217" calcext:value-type="float">
            <text:p>542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8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046847" calcext:value-type="float">
            <text:p>39046847</text:p>
          </table:table-cell>
          <table:table-cell office:value-type="float" office:value="59108" calcext:value-type="float">
            <text:p>5910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9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111471" calcext:value-type="float">
            <text:p>39111471</text:p>
          </table:table-cell>
          <table:table-cell office:value-type="float" office:value="64624" calcext:value-type="float">
            <text:p>646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0/09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179458" calcext:value-type="float">
            <text:p>39179458</text:p>
          </table:table-cell>
          <table:table-cell office:value-type="float" office:value="67987" calcext:value-type="float">
            <text:p>6798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1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244847" calcext:value-type="float">
            <text:p>39244847</text:p>
          </table:table-cell>
          <table:table-cell office:value-type="float" office:value="65389" calcext:value-type="float">
            <text:p>653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2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328437" calcext:value-type="float">
            <text:p>39328437</text:p>
          </table:table-cell>
          <table:table-cell office:value-type="float" office:value="83590" calcext:value-type="float">
            <text:p>835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3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410348" calcext:value-type="float">
            <text:p>39410348</text:p>
          </table:table-cell>
          <table:table-cell office:value-type="float" office:value="81911" calcext:value-type="float">
            <text:p>819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4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486731" calcext:value-type="float">
            <text:p>39486731</text:p>
          </table:table-cell>
          <table:table-cell office:value-type="float" office:value="76383" calcext:value-type="float">
            <text:p>763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5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570662" calcext:value-type="float">
            <text:p>39570662</text:p>
          </table:table-cell>
          <table:table-cell office:value-type="float" office:value="83931" calcext:value-type="float">
            <text:p>839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6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664465" calcext:value-type="float">
            <text:p>39664465</text:p>
          </table:table-cell>
          <table:table-cell office:value-type="float" office:value="93803" calcext:value-type="float">
            <text:p>9380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7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812568" calcext:value-type="float">
            <text:p>39812568</text:p>
          </table:table-cell>
          <table:table-cell office:value-type="float" office:value="148103" calcext:value-type="float">
            <text:p>14810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8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00231" calcext:value-type="float">
            <text:p>40000231</text:p>
          </table:table-cell>
          <table:table-cell office:value-type="float" office:value="187663" calcext:value-type="float">
            <text:p>18766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9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18195" calcext:value-type="float">
            <text:p>40018195</text:p>
          </table:table-cell>
          <table:table-cell office:value-type="float" office:value="17964" calcext:value-type="float">
            <text:p>1796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0/10/2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18195" calcext:value-type="float">
            <text:p>4001819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1/10/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International 2019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5/2019</text:p>
          </table:table-cell>
          <table:table-cell office:value-type="float" office:value="45.5" calcext:value-type="float">
            <text:p>45,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PSG.LGD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19288" calcext:value-type="float">
            <text:p>7419288</text:p>
          </table:table-cell>
          <table:table-cell office:value-type="float" office:value="5819288" calcext:value-type="float">
            <text:p>5819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05391" calcext:value-type="float">
            <text:p>8705391</text:p>
          </table:table-cell>
          <table:table-cell office:value-type="float" office:value="1286103" calcext:value-type="float">
            <text:p>1286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51604" calcext:value-type="float">
            <text:p>9551604</text:p>
          </table:table-cell>
          <table:table-cell office:value-type="float" office:value="846213" calcext:value-type="float">
            <text:p>846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47821" calcext:value-type="float">
            <text:p>10247821</text:p>
          </table:table-cell>
          <table:table-cell office:value-type="float" office:value="696217" calcext:value-type="float">
            <text:p>696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37562" calcext:value-type="float">
            <text:p>10737562</text:p>
          </table:table-cell>
          <table:table-cell office:value-type="float" office:value="489741" calcext:value-type="float">
            <text:p>4897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35846" calcext:value-type="float">
            <text:p>11035846</text:p>
          </table:table-cell>
          <table:table-cell office:value-type="float" office:value="298284" calcext:value-type="float">
            <text:p>2982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13314" calcext:value-type="float">
            <text:p>11413314</text:p>
          </table:table-cell>
          <table:table-cell office:value-type="float" office:value="377468" calcext:value-type="float">
            <text:p>3774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730143" calcext:value-type="float">
            <text:p>11730143</text:p>
          </table:table-cell>
          <table:table-cell office:value-type="float" office:value="316829" calcext:value-type="float">
            <text:p>3168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93112" calcext:value-type="float">
            <text:p>11993112</text:p>
          </table:table-cell>
          <table:table-cell office:value-type="float" office:value="262969" calcext:value-type="float">
            <text:p>2629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48367" calcext:value-type="float">
            <text:p>12248367</text:p>
          </table:table-cell>
          <table:table-cell office:value-type="float" office:value="255255" calcext:value-type="float">
            <text:p>2552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05516" calcext:value-type="float">
            <text:p>12505516</text:p>
          </table:table-cell>
          <table:table-cell office:value-type="float" office:value="257149" calcext:value-type="float">
            <text:p>2571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17723" calcext:value-type="float">
            <text:p>12717723</text:p>
          </table:table-cell>
          <table:table-cell office:value-type="float" office:value="212207" calcext:value-type="float">
            <text:p>2122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87820" calcext:value-type="float">
            <text:p>12887820</text:p>
          </table:table-cell>
          <table:table-cell office:value-type="float" office:value="170097" calcext:value-type="float">
            <text:p>170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055559" calcext:value-type="float">
            <text:p>13055559</text:p>
          </table:table-cell>
          <table:table-cell office:value-type="float" office:value="167739" calcext:value-type="float">
            <text:p>1677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02973" calcext:value-type="float">
            <text:p>13202973</text:p>
          </table:table-cell>
          <table:table-cell office:value-type="float" office:value="147414" calcext:value-type="float">
            <text:p>1474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44634" calcext:value-type="float">
            <text:p>13344634</text:p>
          </table:table-cell>
          <table:table-cell office:value-type="float" office:value="141661" calcext:value-type="float">
            <text:p>1416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67958" calcext:value-type="float">
            <text:p>13767958</text:p>
          </table:table-cell>
          <table:table-cell office:value-type="float" office:value="423324" calcext:value-type="float">
            <text:p>4233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83278" calcext:value-type="float">
            <text:p>14083278</text:p>
          </table:table-cell>
          <table:table-cell office:value-type="float" office:value="315320" calcext:value-type="float">
            <text:p>3153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91573" calcext:value-type="float">
            <text:p>14291573</text:p>
          </table:table-cell>
          <table:table-cell office:value-type="float" office:value="208295" calcext:value-type="float">
            <text:p>2082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56978" calcext:value-type="float">
            <text:p>14456978</text:p>
          </table:table-cell>
          <table:table-cell office:value-type="float" office:value="165405" calcext:value-type="float">
            <text:p>1654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1723" calcext:value-type="float">
            <text:p>14601723</text:p>
          </table:table-cell>
          <table:table-cell office:value-type="float" office:value="144745" calcext:value-type="float">
            <text:p>1447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8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43682" calcext:value-type="float">
            <text:p>14743682</text:p>
          </table:table-cell>
          <table:table-cell office:value-type="float" office:value="141959" calcext:value-type="float">
            <text:p>1419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9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81425" calcext:value-type="float">
            <text:p>14881425</text:p>
          </table:table-cell>
          <table:table-cell office:value-type="float" office:value="137743" calcext:value-type="float">
            <text:p>137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28499" calcext:value-type="float">
            <text:p>15028499</text:p>
          </table:table-cell>
          <table:table-cell office:value-type="float" office:value="147074" calcext:value-type="float">
            <text:p>1470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/05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84899" calcext:value-type="float">
            <text:p>15184899</text:p>
          </table:table-cell>
          <table:table-cell office:value-type="float" office:value="156400" calcext:value-type="float">
            <text:p>156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19869" calcext:value-type="float">
            <text:p>15319869</text:p>
          </table:table-cell>
          <table:table-cell office:value-type="float" office:value="134970" calcext:value-type="float">
            <text:p>1349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2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35132" calcext:value-type="float">
            <text:p>15435132</text:p>
          </table:table-cell>
          <table:table-cell office:value-type="float" office:value="115263" calcext:value-type="float">
            <text:p>1152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3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45959" calcext:value-type="float">
            <text:p>15545959</text:p>
          </table:table-cell>
          <table:table-cell office:value-type="float" office:value="110827" calcext:value-type="float">
            <text:p>1108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4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60897" calcext:value-type="float">
            <text:p>15660897</text:p>
          </table:table-cell>
          <table:table-cell office:value-type="float" office:value="114938" calcext:value-type="float">
            <text:p>1149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5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69626" calcext:value-type="float">
            <text:p>15769626</text:p>
          </table:table-cell>
          <table:table-cell office:value-type="float" office:value="108729" calcext:value-type="float">
            <text:p>1087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82910" calcext:value-type="float">
            <text:p>15882910</text:p>
          </table:table-cell>
          <table:table-cell office:value-type="float" office:value="113284" calcext:value-type="float">
            <text:p>1132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7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86049" calcext:value-type="float">
            <text:p>16986049</text:p>
          </table:table-cell>
          <table:table-cell office:value-type="float" office:value="1103139" calcext:value-type="float">
            <text:p>11031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8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60284" calcext:value-type="float">
            <text:p>17360284</text:p>
          </table:table-cell>
          <table:table-cell office:value-type="float" office:value="374235" calcext:value-type="float">
            <text:p>374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9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97828" calcext:value-type="float">
            <text:p>17597828</text:p>
          </table:table-cell>
          <table:table-cell office:value-type="float" office:value="237544" calcext:value-type="float">
            <text:p>2375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05264" calcext:value-type="float">
            <text:p>17805264</text:p>
          </table:table-cell>
          <table:table-cell office:value-type="float" office:value="207436" calcext:value-type="float">
            <text:p>2074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60513" calcext:value-type="float">
            <text:p>17960513</text:p>
          </table:table-cell>
          <table:table-cell office:value-type="float" office:value="155249" calcext:value-type="float">
            <text:p>1552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94939" calcext:value-type="float">
            <text:p>18094939</text:p>
          </table:table-cell>
          <table:table-cell office:value-type="float" office:value="134426" calcext:value-type="float">
            <text:p>1344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11449" calcext:value-type="float">
            <text:p>18311449</text:p>
          </table:table-cell>
          <table:table-cell office:value-type="float" office:value="216510" calcext:value-type="float">
            <text:p>2165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96238" calcext:value-type="float">
            <text:p>18496238</text:p>
          </table:table-cell>
          <table:table-cell office:value-type="float" office:value="184789" calcext:value-type="float">
            <text:p>1847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645064" calcext:value-type="float">
            <text:p>18645064</text:p>
          </table:table-cell>
          <table:table-cell office:value-type="float" office:value="148826" calcext:value-type="float">
            <text:p>1488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767024" calcext:value-type="float">
            <text:p>18767024</text:p>
          </table:table-cell>
          <table:table-cell office:value-type="float" office:value="121960" calcext:value-type="float">
            <text:p>1219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86927" calcext:value-type="float">
            <text:p>18886927</text:p>
          </table:table-cell>
          <table:table-cell office:value-type="float" office:value="119903" calcext:value-type="float">
            <text:p>1199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90185" calcext:value-type="float">
            <text:p>18990185</text:p>
          </table:table-cell>
          <table:table-cell office:value-type="float" office:value="103258" calcext:value-type="float">
            <text:p>1032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098276" calcext:value-type="float">
            <text:p>19098276</text:p>
          </table:table-cell>
          <table:table-cell office:value-type="float" office:value="108091" calcext:value-type="float">
            <text:p>1080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98950" calcext:value-type="float">
            <text:p>19198950</text:p>
          </table:table-cell>
          <table:table-cell office:value-type="float" office:value="100674" calcext:value-type="float">
            <text:p>1006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01785" calcext:value-type="float">
            <text:p>19301785</text:p>
          </table:table-cell>
          <table:table-cell office:value-type="float" office:value="102835" calcext:value-type="float">
            <text:p>1028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2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95648" calcext:value-type="float">
            <text:p>19395648</text:p>
          </table:table-cell>
          <table:table-cell office:value-type="float" office:value="93863" calcext:value-type="float">
            <text:p>938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75672" calcext:value-type="float">
            <text:p>19475672</text:p>
          </table:table-cell>
          <table:table-cell office:value-type="float" office:value="80024" calcext:value-type="float">
            <text:p>80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63500" calcext:value-type="float">
            <text:p>19563500</text:p>
          </table:table-cell>
          <table:table-cell office:value-type="float" office:value="87828" calcext:value-type="float">
            <text:p>878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5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67592" calcext:value-type="float">
            <text:p>19667592</text:p>
          </table:table-cell>
          <table:table-cell office:value-type="float" office:value="104092" calcext:value-type="float">
            <text:p>1040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66040" calcext:value-type="float">
            <text:p>22566040</text:p>
          </table:table-cell>
          <table:table-cell office:value-type="float" office:value="2898448" calcext:value-type="float">
            <text:p>28984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7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82757" calcext:value-type="float">
            <text:p>23482757</text:p>
          </table:table-cell>
          <table:table-cell office:value-type="float" office:value="916717" calcext:value-type="float">
            <text:p>9167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8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13711" calcext:value-type="float">
            <text:p>24613711</text:p>
          </table:table-cell>
          <table:table-cell office:value-type="float" office:value="1130954" calcext:value-type="float">
            <text:p>11309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264012" calcext:value-type="float">
            <text:p>25264012</text:p>
          </table:table-cell>
          <table:table-cell office:value-type="float" office:value="650301" calcext:value-type="float">
            <text:p>6503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0/06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83447" calcext:value-type="float">
            <text:p>25583447</text:p>
          </table:table-cell>
          <table:table-cell office:value-type="float" office:value="319435" calcext:value-type="float">
            <text:p>3194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1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713275" calcext:value-type="float">
            <text:p>25713275</text:p>
          </table:table-cell>
          <table:table-cell office:value-type="float" office:value="129828" calcext:value-type="float">
            <text:p>1298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2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795535" calcext:value-type="float">
            <text:p>25795535</text:p>
          </table:table-cell>
          <table:table-cell office:value-type="float" office:value="82260" calcext:value-type="float">
            <text:p>822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3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872837" calcext:value-type="float">
            <text:p>25872837</text:p>
          </table:table-cell>
          <table:table-cell office:value-type="float" office:value="77302" calcext:value-type="float">
            <text:p>77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4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967067" calcext:value-type="float">
            <text:p>25967067</text:p>
          </table:table-cell>
          <table:table-cell office:value-type="float" office:value="94230" calcext:value-type="float">
            <text:p>942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5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184272" calcext:value-type="float">
            <text:p>26184272</text:p>
          </table:table-cell>
          <table:table-cell office:value-type="float" office:value="217205" calcext:value-type="float">
            <text:p>2172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6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307696" calcext:value-type="float">
            <text:p>26307696</text:p>
          </table:table-cell>
          <table:table-cell office:value-type="float" office:value="123424" calcext:value-type="float">
            <text:p>1234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7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400578" calcext:value-type="float">
            <text:p>26400578</text:p>
          </table:table-cell>
          <table:table-cell office:value-type="float" office:value="92882" calcext:value-type="float">
            <text:p>9288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8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465471" calcext:value-type="float">
            <text:p>26465471</text:p>
          </table:table-cell>
          <table:table-cell office:value-type="float" office:value="64893" calcext:value-type="float">
            <text:p>648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9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534151" calcext:value-type="float">
            <text:p>26534151</text:p>
          </table:table-cell>
          <table:table-cell office:value-type="float" office:value="68680" calcext:value-type="float">
            <text:p>686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596176" calcext:value-type="float">
            <text:p>26596176</text:p>
          </table:table-cell>
          <table:table-cell office:value-type="float" office:value="62025" calcext:value-type="float">
            <text:p>620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1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659316" calcext:value-type="float">
            <text:p>26659316</text:p>
          </table:table-cell>
          <table:table-cell office:value-type="float" office:value="63140" calcext:value-type="float">
            <text:p>631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165557" calcext:value-type="float">
            <text:p>28165557</text:p>
          </table:table-cell>
          <table:table-cell office:value-type="float" office:value="1506241" calcext:value-type="float">
            <text:p>150624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679457" calcext:value-type="float">
            <text:p>28679457</text:p>
          </table:table-cell>
          <table:table-cell office:value-type="float" office:value="513900" calcext:value-type="float">
            <text:p>5139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999274" calcext:value-type="float">
            <text:p>28999274</text:p>
          </table:table-cell>
          <table:table-cell office:value-type="float" office:value="319817" calcext:value-type="float">
            <text:p>3198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224469" calcext:value-type="float">
            <text:p>29224469</text:p>
          </table:table-cell>
          <table:table-cell office:value-type="float" office:value="225195" calcext:value-type="float">
            <text:p>2251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98975" calcext:value-type="float">
            <text:p>29398975</text:p>
          </table:table-cell>
          <table:table-cell office:value-type="float" office:value="174506" calcext:value-type="float">
            <text:p>17450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7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557168" calcext:value-type="float">
            <text:p>29557168</text:p>
          </table:table-cell>
          <table:table-cell office:value-type="float" office:value="158193" calcext:value-type="float">
            <text:p>15819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8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708487" calcext:value-type="float">
            <text:p>29708487</text:p>
          </table:table-cell>
          <table:table-cell office:value-type="float" office:value="151319" calcext:value-type="float">
            <text:p>1513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9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940725" calcext:value-type="float">
            <text:p>29940725</text:p>
          </table:table-cell>
          <table:table-cell office:value-type="float" office:value="232238" calcext:value-type="float">
            <text:p>23223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103738" calcext:value-type="float">
            <text:p>30103738</text:p>
          </table:table-cell>
          <table:table-cell office:value-type="float" office:value="163013" calcext:value-type="float">
            <text:p>1630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230667" calcext:value-type="float">
            <text:p>30230667</text:p>
          </table:table-cell>
          <table:table-cell office:value-type="float" office:value="126929" calcext:value-type="float">
            <text:p>12692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2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364885" calcext:value-type="float">
            <text:p>30364885</text:p>
          </table:table-cell>
          <table:table-cell office:value-type="float" office:value="134218" calcext:value-type="float">
            <text:p>1342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3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473941" calcext:value-type="float">
            <text:p>30473941</text:p>
          </table:table-cell>
          <table:table-cell office:value-type="float" office:value="109056" calcext:value-type="float">
            <text:p>1090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4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584681" calcext:value-type="float">
            <text:p>30584681</text:p>
          </table:table-cell>
          <table:table-cell office:value-type="float" office:value="110740" calcext:value-type="float">
            <text:p>1107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696544" calcext:value-type="float">
            <text:p>30696544</text:p>
          </table:table-cell>
          <table:table-cell office:value-type="float" office:value="111863" calcext:value-type="float">
            <text:p>1118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6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810431" calcext:value-type="float">
            <text:p>30810431</text:p>
          </table:table-cell>
          <table:table-cell office:value-type="float" office:value="113887" calcext:value-type="float">
            <text:p>11388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7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907772" calcext:value-type="float">
            <text:p>30907772</text:p>
          </table:table-cell>
          <table:table-cell office:value-type="float" office:value="97341" calcext:value-type="float">
            <text:p>9734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8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991990" calcext:value-type="float">
            <text:p>30991990</text:p>
          </table:table-cell>
          <table:table-cell office:value-type="float" office:value="84218" calcext:value-type="float">
            <text:p>842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9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79298" calcext:value-type="float">
            <text:p>31079298</text:p>
          </table:table-cell>
          <table:table-cell office:value-type="float" office:value="87308" calcext:value-type="float">
            <text:p>8730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0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75854" calcext:value-type="float">
            <text:p>31175854</text:p>
          </table:table-cell>
          <table:table-cell office:value-type="float" office:value="96556" calcext:value-type="float">
            <text:p>9655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1/07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70022" calcext:value-type="float">
            <text:p>31270022</text:p>
          </table:table-cell>
          <table:table-cell office:value-type="float" office:value="94168" calcext:value-type="float">
            <text:p>941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67066" calcext:value-type="float">
            <text:p>31367066</text:p>
          </table:table-cell>
          <table:table-cell office:value-type="float" office:value="97044" calcext:value-type="float">
            <text:p>9704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2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71564" calcext:value-type="float">
            <text:p>31471564</text:p>
          </table:table-cell>
          <table:table-cell office:value-type="float" office:value="104498" calcext:value-type="float">
            <text:p>1044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3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562928" calcext:value-type="float">
            <text:p>31562928</text:p>
          </table:table-cell>
          <table:table-cell office:value-type="float" office:value="91364" calcext:value-type="float">
            <text:p>913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4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646848" calcext:value-type="float">
            <text:p>31646848</text:p>
          </table:table-cell>
          <table:table-cell office:value-type="float" office:value="83920" calcext:value-type="float">
            <text:p>839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5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886532" calcext:value-type="float">
            <text:p>31886532</text:p>
          </table:table-cell>
          <table:table-cell office:value-type="float" office:value="239684" calcext:value-type="float">
            <text:p>2396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050739" calcext:value-type="float">
            <text:p>32050739</text:p>
          </table:table-cell>
          <table:table-cell office:value-type="float" office:value="164207" calcext:value-type="float">
            <text:p>1642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7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184220" calcext:value-type="float">
            <text:p>32184220</text:p>
          </table:table-cell>
          <table:table-cell office:value-type="float" office:value="133481" calcext:value-type="float">
            <text:p>13348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8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315037" calcext:value-type="float">
            <text:p>32315037</text:p>
          </table:table-cell>
          <table:table-cell office:value-type="float" office:value="130817" calcext:value-type="float">
            <text:p>13081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9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470550" calcext:value-type="float">
            <text:p>32470550</text:p>
          </table:table-cell>
          <table:table-cell office:value-type="float" office:value="155513" calcext:value-type="float">
            <text:p>1555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627718" calcext:value-type="float">
            <text:p>32627718</text:p>
          </table:table-cell>
          <table:table-cell office:value-type="float" office:value="157168" calcext:value-type="float">
            <text:p>15716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1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757406" calcext:value-type="float">
            <text:p>32757406</text:p>
          </table:table-cell>
          <table:table-cell office:value-type="float" office:value="129688" calcext:value-type="float">
            <text:p>1296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2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858977" calcext:value-type="float">
            <text:p>32858977</text:p>
          </table:table-cell>
          <table:table-cell office:value-type="float" office:value="101571" calcext:value-type="float">
            <text:p>10157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3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976500" calcext:value-type="float">
            <text:p>32976500</text:p>
          </table:table-cell>
          <table:table-cell office:value-type="float" office:value="117523" calcext:value-type="float">
            <text:p>1175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078682" calcext:value-type="float">
            <text:p>33078682</text:p>
          </table:table-cell>
          <table:table-cell office:value-type="float" office:value="102182" calcext:value-type="float">
            <text:p>10218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5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178456" calcext:value-type="float">
            <text:p>33178456</text:p>
          </table:table-cell>
          <table:table-cell office:value-type="float" office:value="99774" calcext:value-type="float">
            <text:p>997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282681" calcext:value-type="float">
            <text:p>33282681</text:p>
          </table:table-cell>
          <table:table-cell office:value-type="float" office:value="104225" calcext:value-type="float">
            <text:p>1042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7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381162" calcext:value-type="float">
            <text:p>33381162</text:p>
          </table:table-cell>
          <table:table-cell office:value-type="float" office:value="98481" calcext:value-type="float">
            <text:p>984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468400" calcext:value-type="float">
            <text:p>33468400</text:p>
          </table:table-cell>
          <table:table-cell office:value-type="float" office:value="87238" calcext:value-type="float">
            <text:p>872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657480" calcext:value-type="float">
            <text:p>33657480</text:p>
          </table:table-cell>
          <table:table-cell office:value-type="float" office:value="189080" calcext:value-type="float">
            <text:p>18908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756411" calcext:value-type="float">
            <text:p>33756411</text:p>
          </table:table-cell>
          <table:table-cell office:value-type="float" office:value="98931" calcext:value-type="float">
            <text:p>989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1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856415" calcext:value-type="float">
            <text:p>33856415</text:p>
          </table:table-cell>
          <table:table-cell office:value-type="float" office:value="100004" calcext:value-type="float">
            <text:p>1000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2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971306" calcext:value-type="float">
            <text:p>33971306</text:p>
          </table:table-cell>
          <table:table-cell office:value-type="float" office:value="114891" calcext:value-type="float">
            <text:p>1148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3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66711" calcext:value-type="float">
            <text:p>34166711</text:p>
          </table:table-cell>
          <table:table-cell office:value-type="float" office:value="195405" calcext:value-type="float">
            <text:p>1954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4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08450" calcext:value-type="float">
            <text:p>34308450</text:p>
          </table:table-cell>
          <table:table-cell office:value-type="float" office:value="141739" calcext:value-type="float">
            <text:p>14173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5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30068" calcext:value-type="float">
            <text:p>34330068</text:p>
          </table:table-cell>
          <table:table-cell office:value-type="float" office:value="21618" calcext:value-type="float">
            <text:p>2161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6/08/2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30068" calcext:value-type="float">
            <text:p>3433006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7/08/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International 2018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5/201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PSG.LGD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669282" calcext:value-type="float">
            <text:p>5669282</text:p>
          </table:table-cell>
          <table:table-cell office:value-type="float" office:value="4069282" calcext:value-type="float">
            <text:p>4069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778536" calcext:value-type="float">
            <text:p>6778536</text:p>
          </table:table-cell>
          <table:table-cell office:value-type="float" office:value="1109254" calcext:value-type="float">
            <text:p>1109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50646" calcext:value-type="float">
            <text:p>7450646</text:p>
          </table:table-cell>
          <table:table-cell office:value-type="float" office:value="672110" calcext:value-type="float">
            <text:p>672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004083" calcext:value-type="float">
            <text:p>8004083</text:p>
          </table:table-cell>
          <table:table-cell office:value-type="float" office:value="553437" calcext:value-type="float">
            <text:p>5534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91285" calcext:value-type="float">
            <text:p>8391285</text:p>
          </table:table-cell>
          <table:table-cell office:value-type="float" office:value="387202" calcext:value-type="float">
            <text:p>387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86008" calcext:value-type="float">
            <text:p>8686008</text:p>
          </table:table-cell>
          <table:table-cell office:value-type="float" office:value="294723" calcext:value-type="float">
            <text:p>2947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58257" calcext:value-type="float">
            <text:p>8958257</text:p>
          </table:table-cell>
          <table:table-cell office:value-type="float" office:value="272249" calcext:value-type="float">
            <text:p>2722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84922" calcext:value-type="float">
            <text:p>9184922</text:p>
          </table:table-cell>
          <table:table-cell office:value-type="float" office:value="226665" calcext:value-type="float">
            <text:p>2266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96175" calcext:value-type="float">
            <text:p>9396175</text:p>
          </table:table-cell>
          <table:table-cell office:value-type="float" office:value="211253" calcext:value-type="float">
            <text:p>2112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00240" calcext:value-type="float">
            <text:p>9600240</text:p>
          </table:table-cell>
          <table:table-cell office:value-type="float" office:value="204065" calcext:value-type="float">
            <text:p>2040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08825" calcext:value-type="float">
            <text:p>9808825</text:p>
          </table:table-cell>
          <table:table-cell office:value-type="float" office:value="208585" calcext:value-type="float">
            <text:p>2085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81221" calcext:value-type="float">
            <text:p>9981221</text:p>
          </table:table-cell>
          <table:table-cell office:value-type="float" office:value="172396" calcext:value-type="float">
            <text:p>172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34810" calcext:value-type="float">
            <text:p>10134810</text:p>
          </table:table-cell>
          <table:table-cell office:value-type="float" office:value="153589" calcext:value-type="float">
            <text:p>153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72276" calcext:value-type="float">
            <text:p>10272276</text:p>
          </table:table-cell>
          <table:table-cell office:value-type="float" office:value="137466" calcext:value-type="float">
            <text:p>137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97017" calcext:value-type="float">
            <text:p>10397017</text:p>
          </table:table-cell>
          <table:table-cell office:value-type="float" office:value="124741" calcext:value-type="float">
            <text:p>1247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23008" calcext:value-type="float">
            <text:p>10523008</text:p>
          </table:table-cell>
          <table:table-cell office:value-type="float" office:value="125991" calcext:value-type="float">
            <text:p>1259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58954" calcext:value-type="float">
            <text:p>10758954</text:p>
          </table:table-cell>
          <table:table-cell office:value-type="float" office:value="235946" calcext:value-type="float">
            <text:p>2359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44702" calcext:value-type="float">
            <text:p>10944702</text:p>
          </table:table-cell>
          <table:table-cell office:value-type="float" office:value="185748" calcext:value-type="float">
            <text:p>1857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89205" calcext:value-type="float">
            <text:p>11089205</text:p>
          </table:table-cell>
          <table:table-cell office:value-type="float" office:value="144503" calcext:value-type="float">
            <text:p>1445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217409" calcext:value-type="float">
            <text:p>11217409</text:p>
          </table:table-cell>
          <table:table-cell office:value-type="float" office:value="128204" calcext:value-type="float">
            <text:p>128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336428" calcext:value-type="float">
            <text:p>11336428</text:p>
          </table:table-cell>
          <table:table-cell office:value-type="float" office:value="119019" calcext:value-type="float">
            <text:p>119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50136" calcext:value-type="float">
            <text:p>11450136</text:p>
          </table:table-cell>
          <table:table-cell office:value-type="float" office:value="113708" calcext:value-type="float">
            <text:p>1137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566586" calcext:value-type="float">
            <text:p>11566586</text:p>
          </table:table-cell>
          <table:table-cell office:value-type="float" office:value="116450" calcext:value-type="float">
            <text:p>1164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/05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47785" calcext:value-type="float">
            <text:p>12347785</text:p>
          </table:table-cell>
          <table:table-cell office:value-type="float" office:value="781199" calcext:value-type="float">
            <text:p>7811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649762" calcext:value-type="float">
            <text:p>12649762</text:p>
          </table:table-cell>
          <table:table-cell office:value-type="float" office:value="301977" calcext:value-type="float">
            <text:p>3019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2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43582" calcext:value-type="float">
            <text:p>12843582</text:p>
          </table:table-cell>
          <table:table-cell office:value-type="float" office:value="193820" calcext:value-type="float">
            <text:p>1938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3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95258" calcext:value-type="float">
            <text:p>12995258</text:p>
          </table:table-cell>
          <table:table-cell office:value-type="float" office:value="151676" calcext:value-type="float">
            <text:p>1516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4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35731" calcext:value-type="float">
            <text:p>13135731</text:p>
          </table:table-cell>
          <table:table-cell office:value-type="float" office:value="140473" calcext:value-type="float">
            <text:p>1404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5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63170" calcext:value-type="float">
            <text:p>13263170</text:p>
          </table:table-cell>
          <table:table-cell office:value-type="float" office:value="127439" calcext:value-type="float">
            <text:p>1274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6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80785" calcext:value-type="float">
            <text:p>13380785</text:p>
          </table:table-cell>
          <table:table-cell office:value-type="float" office:value="117615" calcext:value-type="float">
            <text:p>1176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7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07794" calcext:value-type="float">
            <text:p>13507794</text:p>
          </table:table-cell>
          <table:table-cell office:value-type="float" office:value="127009" calcext:value-type="float">
            <text:p>127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8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40505" calcext:value-type="float">
            <text:p>13640505</text:p>
          </table:table-cell>
          <table:table-cell office:value-type="float" office:value="132711" calcext:value-type="float">
            <text:p>1327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9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56369" calcext:value-type="float">
            <text:p>13756369</text:p>
          </table:table-cell>
          <table:table-cell office:value-type="float" office:value="115864" calcext:value-type="float">
            <text:p>1158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52629" calcext:value-type="float">
            <text:p>13852629</text:p>
          </table:table-cell>
          <table:table-cell office:value-type="float" office:value="96260" calcext:value-type="float">
            <text:p>962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44010" calcext:value-type="float">
            <text:p>13944010</text:p>
          </table:table-cell>
          <table:table-cell office:value-type="float" office:value="91381" calcext:value-type="float">
            <text:p>913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40858" calcext:value-type="float">
            <text:p>14040858</text:p>
          </table:table-cell>
          <table:table-cell office:value-type="float" office:value="96848" calcext:value-type="float">
            <text:p>968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34985" calcext:value-type="float">
            <text:p>14134985</text:p>
          </table:table-cell>
          <table:table-cell office:value-type="float" office:value="94127" calcext:value-type="float">
            <text:p>94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54873" calcext:value-type="float">
            <text:p>14254873</text:p>
          </table:table-cell>
          <table:table-cell office:value-type="float" office:value="119888" calcext:value-type="float">
            <text:p>1198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60418" calcext:value-type="float">
            <text:p>14360418</text:p>
          </table:table-cell>
          <table:table-cell office:value-type="float" office:value="105545" calcext:value-type="float">
            <text:p>1055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50428" calcext:value-type="float">
            <text:p>14450428</text:p>
          </table:table-cell>
          <table:table-cell office:value-type="float" office:value="90010" calcext:value-type="float">
            <text:p>900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25769" calcext:value-type="float">
            <text:p>14525769</text:p>
          </table:table-cell>
          <table:table-cell office:value-type="float" office:value="75341" calcext:value-type="float">
            <text:p>753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1490" calcext:value-type="float">
            <text:p>14601490</text:p>
          </table:table-cell>
          <table:table-cell office:value-type="float" office:value="75721" calcext:value-type="float">
            <text:p>757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72504" calcext:value-type="float">
            <text:p>14672504</text:p>
          </table:table-cell>
          <table:table-cell office:value-type="float" office:value="71014" calcext:value-type="float">
            <text:p>71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38261" calcext:value-type="float">
            <text:p>14738261</text:p>
          </table:table-cell>
          <table:table-cell office:value-type="float" office:value="65757" calcext:value-type="float">
            <text:p>657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1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06923" calcext:value-type="float">
            <text:p>14806923</text:p>
          </table:table-cell>
          <table:table-cell office:value-type="float" office:value="68662" calcext:value-type="float">
            <text:p>686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97598" calcext:value-type="float">
            <text:p>15197598</text:p>
          </table:table-cell>
          <table:table-cell office:value-type="float" office:value="390675" calcext:value-type="float">
            <text:p>3906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51086" calcext:value-type="float">
            <text:p>15351086</text:p>
          </table:table-cell>
          <table:table-cell office:value-type="float" office:value="153488" calcext:value-type="float">
            <text:p>1534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4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66461" calcext:value-type="float">
            <text:p>15466461</text:p>
          </table:table-cell>
          <table:table-cell office:value-type="float" office:value="115375" calcext:value-type="float">
            <text:p>1153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5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67423" calcext:value-type="float">
            <text:p>15567423</text:p>
          </table:table-cell>
          <table:table-cell office:value-type="float" office:value="100962" calcext:value-type="float">
            <text:p>1009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62939" calcext:value-type="float">
            <text:p>15662939</text:p>
          </table:table-cell>
          <table:table-cell office:value-type="float" office:value="95516" calcext:value-type="float">
            <text:p>955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7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80704" calcext:value-type="float">
            <text:p>17680704</text:p>
          </table:table-cell>
          <table:table-cell office:value-type="float" office:value="2017765" calcext:value-type="float">
            <text:p>20177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8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53247" calcext:value-type="float">
            <text:p>18353247</text:p>
          </table:table-cell>
          <table:table-cell office:value-type="float" office:value="672543" calcext:value-type="float">
            <text:p>6725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9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38363" calcext:value-type="float">
            <text:p>18838363</text:p>
          </table:table-cell>
          <table:table-cell office:value-type="float" office:value="485116" calcext:value-type="float">
            <text:p>4851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/06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210838" calcext:value-type="float">
            <text:p>19210838</text:p>
          </table:table-cell>
          <table:table-cell office:value-type="float" office:value="372475" calcext:value-type="float">
            <text:p>372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48931" calcext:value-type="float">
            <text:p>19448931</text:p>
          </table:table-cell>
          <table:table-cell office:value-type="float" office:value="238093" calcext:value-type="float">
            <text:p>2380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2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22493" calcext:value-type="float">
            <text:p>19522493</text:p>
          </table:table-cell>
          <table:table-cell office:value-type="float" office:value="73562" calcext:value-type="float">
            <text:p>735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3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95011" calcext:value-type="float">
            <text:p>19595011</text:p>
          </table:table-cell>
          <table:table-cell office:value-type="float" office:value="72518" calcext:value-type="float">
            <text:p>725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4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62356" calcext:value-type="float">
            <text:p>19662356</text:p>
          </table:table-cell>
          <table:table-cell office:value-type="float" office:value="67345" calcext:value-type="float">
            <text:p>673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5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27561" calcext:value-type="float">
            <text:p>19727561</text:p>
          </table:table-cell>
          <table:table-cell office:value-type="float" office:value="65205" calcext:value-type="float">
            <text:p>652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6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93223" calcext:value-type="float">
            <text:p>19793223</text:p>
          </table:table-cell>
          <table:table-cell office:value-type="float" office:value="65662" calcext:value-type="float">
            <text:p>656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7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55001" calcext:value-type="float">
            <text:p>19855001</text:p>
          </table:table-cell>
          <table:table-cell office:value-type="float" office:value="61778" calcext:value-type="float">
            <text:p>617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8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09807" calcext:value-type="float">
            <text:p>19909807</text:p>
          </table:table-cell>
          <table:table-cell office:value-type="float" office:value="54806" calcext:value-type="float">
            <text:p>5480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9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66064" calcext:value-type="float">
            <text:p>19966064</text:p>
          </table:table-cell>
          <table:table-cell office:value-type="float" office:value="56257" calcext:value-type="float">
            <text:p>562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23277" calcext:value-type="float">
            <text:p>20023277</text:p>
          </table:table-cell>
          <table:table-cell office:value-type="float" office:value="57213" calcext:value-type="float">
            <text:p>572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1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77275" calcext:value-type="float">
            <text:p>20077275</text:p>
          </table:table-cell>
          <table:table-cell office:value-type="float" office:value="53998" calcext:value-type="float">
            <text:p>539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39382" calcext:value-type="float">
            <text:p>20139382</text:p>
          </table:table-cell>
          <table:table-cell office:value-type="float" office:value="62107" calcext:value-type="float">
            <text:p>621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01341" calcext:value-type="float">
            <text:p>20201341</text:p>
          </table:table-cell>
          <table:table-cell office:value-type="float" office:value="61959" calcext:value-type="float">
            <text:p>619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4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55170" calcext:value-type="float">
            <text:p>20255170</text:p>
          </table:table-cell>
          <table:table-cell office:value-type="float" office:value="53829" calcext:value-type="float">
            <text:p>5382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04580" calcext:value-type="float">
            <text:p>20304580</text:p>
          </table:table-cell>
          <table:table-cell office:value-type="float" office:value="49410" calcext:value-type="float">
            <text:p>494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54022" calcext:value-type="float">
            <text:p>20354022</text:p>
          </table:table-cell>
          <table:table-cell office:value-type="float" office:value="49442" calcext:value-type="float">
            <text:p>4944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454702" calcext:value-type="float">
            <text:p>20454702</text:p>
          </table:table-cell>
          <table:table-cell office:value-type="float" office:value="100680" calcext:value-type="float">
            <text:p>1006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18880" calcext:value-type="float">
            <text:p>20518880</text:p>
          </table:table-cell>
          <table:table-cell office:value-type="float" office:value="64178" calcext:value-type="float">
            <text:p>641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9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86505" calcext:value-type="float">
            <text:p>20586505</text:p>
          </table:table-cell>
          <table:table-cell office:value-type="float" office:value="67625" calcext:value-type="float">
            <text:p>676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452060" calcext:value-type="float">
            <text:p>21452060</text:p>
          </table:table-cell>
          <table:table-cell office:value-type="float" office:value="865555" calcext:value-type="float">
            <text:p>8655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698516" calcext:value-type="float">
            <text:p>21698516</text:p>
          </table:table-cell>
          <table:table-cell office:value-type="float" office:value="246456" calcext:value-type="float">
            <text:p>2464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2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858215" calcext:value-type="float">
            <text:p>21858215</text:p>
          </table:table-cell>
          <table:table-cell office:value-type="float" office:value="159699" calcext:value-type="float">
            <text:p>15969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3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981907" calcext:value-type="float">
            <text:p>21981907</text:p>
          </table:table-cell>
          <table:table-cell office:value-type="float" office:value="123692" calcext:value-type="float">
            <text:p>1236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4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095377" calcext:value-type="float">
            <text:p>22095377</text:p>
          </table:table-cell>
          <table:table-cell office:value-type="float" office:value="113470" calcext:value-type="float">
            <text:p>11347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5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00310" calcext:value-type="float">
            <text:p>22200310</text:p>
          </table:table-cell>
          <table:table-cell office:value-type="float" office:value="104933" calcext:value-type="float">
            <text:p>1049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6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300135" calcext:value-type="float">
            <text:p>22300135</text:p>
          </table:table-cell>
          <table:table-cell office:value-type="float" office:value="99825" calcext:value-type="float">
            <text:p>998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7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396909" calcext:value-type="float">
            <text:p>22396909</text:p>
          </table:table-cell>
          <table:table-cell office:value-type="float" office:value="96774" calcext:value-type="float">
            <text:p>9677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8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479044" calcext:value-type="float">
            <text:p>22479044</text:p>
          </table:table-cell>
          <table:table-cell office:value-type="float" office:value="82135" calcext:value-type="float">
            <text:p>8213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9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50986" calcext:value-type="float">
            <text:p>22550986</text:p>
          </table:table-cell>
          <table:table-cell office:value-type="float" office:value="71942" calcext:value-type="float">
            <text:p>7194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0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628314" calcext:value-type="float">
            <text:p>22628314</text:p>
          </table:table-cell>
          <table:table-cell office:value-type="float" office:value="77328" calcext:value-type="float">
            <text:p>773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1/07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909942" calcext:value-type="float">
            <text:p>22909942</text:p>
          </table:table-cell>
          <table:table-cell office:value-type="float" office:value="281628" calcext:value-type="float">
            <text:p>2816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1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037184" calcext:value-type="float">
            <text:p>23037184</text:p>
          </table:table-cell>
          <table:table-cell office:value-type="float" office:value="127242" calcext:value-type="float">
            <text:p>12724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2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241954" calcext:value-type="float">
            <text:p>23241954</text:p>
          </table:table-cell>
          <table:table-cell office:value-type="float" office:value="204770" calcext:value-type="float">
            <text:p>20477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3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376879" calcext:value-type="float">
            <text:p>23376879</text:p>
          </table:table-cell>
          <table:table-cell office:value-type="float" office:value="134925" calcext:value-type="float">
            <text:p>1349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4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74278" calcext:value-type="float">
            <text:p>23474278</text:p>
          </table:table-cell>
          <table:table-cell office:value-type="float" office:value="97399" calcext:value-type="float">
            <text:p>973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5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556049" calcext:value-type="float">
            <text:p>23556049</text:p>
          </table:table-cell>
          <table:table-cell office:value-type="float" office:value="81771" calcext:value-type="float">
            <text:p>8177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6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651527" calcext:value-type="float">
            <text:p>23651527</text:p>
          </table:table-cell>
          <table:table-cell office:value-type="float" office:value="95478" calcext:value-type="float">
            <text:p>954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731444" calcext:value-type="float">
            <text:p>23731444</text:p>
          </table:table-cell>
          <table:table-cell office:value-type="float" office:value="79917" calcext:value-type="float">
            <text:p>799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8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06053" calcext:value-type="float">
            <text:p>23806053</text:p>
          </table:table-cell>
          <table:table-cell office:value-type="float" office:value="74609" calcext:value-type="float">
            <text:p>7460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9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82433" calcext:value-type="float">
            <text:p>23882433</text:p>
          </table:table-cell>
          <table:table-cell office:value-type="float" office:value="76380" calcext:value-type="float">
            <text:p>763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028898" calcext:value-type="float">
            <text:p>24028898</text:p>
          </table:table-cell>
          <table:table-cell office:value-type="float" office:value="146465" calcext:value-type="float">
            <text:p>1464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26433" calcext:value-type="float">
            <text:p>24126433</text:p>
          </table:table-cell>
          <table:table-cell office:value-type="float" office:value="97535" calcext:value-type="float">
            <text:p>975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2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229913" calcext:value-type="float">
            <text:p>24229913</text:p>
          </table:table-cell>
          <table:table-cell office:value-type="float" office:value="103480" calcext:value-type="float">
            <text:p>1034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3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16851" calcext:value-type="float">
            <text:p>24316851</text:p>
          </table:table-cell>
          <table:table-cell office:value-type="float" office:value="86938" calcext:value-type="float">
            <text:p>8693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4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09647" calcext:value-type="float">
            <text:p>24409647</text:p>
          </table:table-cell>
          <table:table-cell office:value-type="float" office:value="92796" calcext:value-type="float">
            <text:p>927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88958" calcext:value-type="float">
            <text:p>24488958</text:p>
          </table:table-cell>
          <table:table-cell office:value-type="float" office:value="79311" calcext:value-type="float">
            <text:p>793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6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588578" calcext:value-type="float">
            <text:p>24588578</text:p>
          </table:table-cell>
          <table:table-cell office:value-type="float" office:value="99620" calcext:value-type="float">
            <text:p>996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81591" calcext:value-type="float">
            <text:p>24681591</text:p>
          </table:table-cell>
          <table:table-cell office:value-type="float" office:value="93013" calcext:value-type="float">
            <text:p>930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8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78177" calcext:value-type="float">
            <text:p>24778177</text:p>
          </table:table-cell>
          <table:table-cell office:value-type="float" office:value="96586" calcext:value-type="float">
            <text:p>965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9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857152" calcext:value-type="float">
            <text:p>24857152</text:p>
          </table:table-cell>
          <table:table-cell office:value-type="float" office:value="78975" calcext:value-type="float">
            <text:p>789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961369" calcext:value-type="float">
            <text:p>24961369</text:p>
          </table:table-cell>
          <table:table-cell office:value-type="float" office:value="104217" calcext:value-type="float">
            <text:p>1042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1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073673" calcext:value-type="float">
            <text:p>25073673</text:p>
          </table:table-cell>
          <table:table-cell office:value-type="float" office:value="112304" calcext:value-type="float">
            <text:p>1123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2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175345" calcext:value-type="float">
            <text:p>25175345</text:p>
          </table:table-cell>
          <table:table-cell office:value-type="float" office:value="101672" calcext:value-type="float">
            <text:p>10167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3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290124" calcext:value-type="float">
            <text:p>25290124</text:p>
          </table:table-cell>
          <table:table-cell office:value-type="float" office:value="114779" calcext:value-type="float">
            <text:p>11477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4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439270" calcext:value-type="float">
            <text:p>25439270</text:p>
          </table:table-cell>
          <table:table-cell office:value-type="float" office:value="149146" calcext:value-type="float">
            <text:p>14914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5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32022" calcext:value-type="float">
            <text:p>25532022</text:p>
          </table:table-cell>
          <table:table-cell office:value-type="float" office:value="92752" calcext:value-type="float">
            <text:p>9275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6/08/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32177" calcext:value-type="float">
            <text:p>25532177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7/08/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International 2017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05/201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Newbee</text:p>
          </table:table-cell>
          <table:table-cell office:value-type="string" calcext:value-type="string">
            <text:p>LGD.Forever Young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782066" calcext:value-type="float">
            <text:p>4782066</text:p>
          </table:table-cell>
          <table:table-cell office:value-type="float" office:value="3182066" calcext:value-type="float">
            <text:p>3182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39229" calcext:value-type="float">
            <text:p>5939229</text:p>
          </table:table-cell>
          <table:table-cell office:value-type="float" office:value="1157163" calcext:value-type="float">
            <text:p>1157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573269" calcext:value-type="float">
            <text:p>6573269</text:p>
          </table:table-cell>
          <table:table-cell office:value-type="float" office:value="634040" calcext:value-type="float">
            <text:p>634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049884" calcext:value-type="float">
            <text:p>7049884</text:p>
          </table:table-cell>
          <table:table-cell office:value-type="float" office:value="476615" calcext:value-type="float">
            <text:p>476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22856" calcext:value-type="float">
            <text:p>7422856</text:p>
          </table:table-cell>
          <table:table-cell office:value-type="float" office:value="372972" calcext:value-type="float">
            <text:p>372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50340" calcext:value-type="float">
            <text:p>7750340</text:p>
          </table:table-cell>
          <table:table-cell office:value-type="float" office:value="327484" calcext:value-type="float">
            <text:p>327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037183" calcext:value-type="float">
            <text:p>8037183</text:p>
          </table:table-cell>
          <table:table-cell office:value-type="float" office:value="286843" calcext:value-type="float">
            <text:p>2868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29028" calcext:value-type="float">
            <text:p>8329028</text:p>
          </table:table-cell>
          <table:table-cell office:value-type="float" office:value="291845" calcext:value-type="float">
            <text:p>2918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04665" calcext:value-type="float">
            <text:p>8604665</text:p>
          </table:table-cell>
          <table:table-cell office:value-type="float" office:value="275637" calcext:value-type="float">
            <text:p>2756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11893" calcext:value-type="float">
            <text:p>8811893</text:p>
          </table:table-cell>
          <table:table-cell office:value-type="float" office:value="207228" calcext:value-type="float">
            <text:p>2072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06280" calcext:value-type="float">
            <text:p>9006280</text:p>
          </table:table-cell>
          <table:table-cell office:value-type="float" office:value="194387" calcext:value-type="float">
            <text:p>1943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77298" calcext:value-type="float">
            <text:p>9177298</text:p>
          </table:table-cell>
          <table:table-cell office:value-type="float" office:value="171018" calcext:value-type="float">
            <text:p>171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33681" calcext:value-type="float">
            <text:p>9333681</text:p>
          </table:table-cell>
          <table:table-cell office:value-type="float" office:value="156383" calcext:value-type="float">
            <text:p>1563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41195" calcext:value-type="float">
            <text:p>9541195</text:p>
          </table:table-cell>
          <table:table-cell office:value-type="float" office:value="207514" calcext:value-type="float">
            <text:p>2075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78312" calcext:value-type="float">
            <text:p>9878312</text:p>
          </table:table-cell>
          <table:table-cell office:value-type="float" office:value="337117" calcext:value-type="float">
            <text:p>3371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20381" calcext:value-type="float">
            <text:p>10120381</text:p>
          </table:table-cell>
          <table:table-cell office:value-type="float" office:value="242069" calcext:value-type="float">
            <text:p>2420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0247" calcext:value-type="float">
            <text:p>10290247</text:p>
          </table:table-cell>
          <table:table-cell office:value-type="float" office:value="169866" calcext:value-type="float">
            <text:p>1698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32568" calcext:value-type="float">
            <text:p>10432568</text:p>
          </table:table-cell>
          <table:table-cell office:value-type="float" office:value="142321" calcext:value-type="float">
            <text:p>1423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66308" calcext:value-type="float">
            <text:p>10566308</text:p>
          </table:table-cell>
          <table:table-cell office:value-type="float" office:value="133740" calcext:value-type="float">
            <text:p>1337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91014" calcext:value-type="float">
            <text:p>10691014</text:p>
          </table:table-cell>
          <table:table-cell office:value-type="float" office:value="124706" calcext:value-type="float">
            <text:p>1247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20650" calcext:value-type="float">
            <text:p>10820650</text:p>
          </table:table-cell>
          <table:table-cell office:value-type="float" office:value="129636" calcext:value-type="float">
            <text:p>1296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96881" calcext:value-type="float">
            <text:p>11096881</text:p>
          </table:table-cell>
          <table:table-cell office:value-type="float" office:value="276231" calcext:value-type="float">
            <text:p>2762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890638" calcext:value-type="float">
            <text:p>11890638</text:p>
          </table:table-cell>
          <table:table-cell office:value-type="float" office:value="793757" calcext:value-type="float">
            <text:p>7937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77088" calcext:value-type="float">
            <text:p>12177088</text:p>
          </table:table-cell>
          <table:table-cell office:value-type="float" office:value="286450" calcext:value-type="float">
            <text:p>2864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98378" calcext:value-type="float">
            <text:p>12398378</text:p>
          </table:table-cell>
          <table:table-cell office:value-type="float" office:value="221290" calcext:value-type="float">
            <text:p>2212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77375" calcext:value-type="float">
            <text:p>12577375</text:p>
          </table:table-cell>
          <table:table-cell office:value-type="float" office:value="178997" calcext:value-type="float">
            <text:p>1789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44358" calcext:value-type="float">
            <text:p>12744358</text:p>
          </table:table-cell>
          <table:table-cell office:value-type="float" office:value="166983" calcext:value-type="float">
            <text:p>166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/05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01390" calcext:value-type="float">
            <text:p>12901390</text:p>
          </table:table-cell>
          <table:table-cell office:value-type="float" office:value="157032" calcext:value-type="float">
            <text:p>157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1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063795" calcext:value-type="float">
            <text:p>13063795</text:p>
          </table:table-cell>
          <table:table-cell office:value-type="float" office:value="162405" calcext:value-type="float">
            <text:p>1624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2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31089" calcext:value-type="float">
            <text:p>13331089</text:p>
          </table:table-cell>
          <table:table-cell office:value-type="float" office:value="267294" calcext:value-type="float">
            <text:p>2672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96924" calcext:value-type="float">
            <text:p>13496924</text:p>
          </table:table-cell>
          <table:table-cell office:value-type="float" office:value="165835" calcext:value-type="float">
            <text:p>1658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4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36830" calcext:value-type="float">
            <text:p>13636830</text:p>
          </table:table-cell>
          <table:table-cell office:value-type="float" office:value="139906" calcext:value-type="float">
            <text:p>1399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5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67525" calcext:value-type="float">
            <text:p>13767525</text:p>
          </table:table-cell>
          <table:table-cell office:value-type="float" office:value="130695" calcext:value-type="float">
            <text:p>1306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6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84819" calcext:value-type="float">
            <text:p>13884819</text:p>
          </table:table-cell>
          <table:table-cell office:value-type="float" office:value="117294" calcext:value-type="float">
            <text:p>11729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7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11392" calcext:value-type="float">
            <text:p>14011392</text:p>
          </table:table-cell>
          <table:table-cell office:value-type="float" office:value="126573" calcext:value-type="float">
            <text:p>1265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8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34675" calcext:value-type="float">
            <text:p>14234675</text:p>
          </table:table-cell>
          <table:table-cell office:value-type="float" office:value="223283" calcext:value-type="float">
            <text:p>2232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9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24616" calcext:value-type="float">
            <text:p>14424616</text:p>
          </table:table-cell>
          <table:table-cell office:value-type="float" office:value="189941" calcext:value-type="float">
            <text:p>1899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61007" calcext:value-type="float">
            <text:p>14561007</text:p>
          </table:table-cell>
          <table:table-cell office:value-type="float" office:value="136391" calcext:value-type="float">
            <text:p>1363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71288" calcext:value-type="float">
            <text:p>14671288</text:p>
          </table:table-cell>
          <table:table-cell office:value-type="float" office:value="110281" calcext:value-type="float">
            <text:p>11028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74699" calcext:value-type="float">
            <text:p>14774699</text:p>
          </table:table-cell>
          <table:table-cell office:value-type="float" office:value="103411" calcext:value-type="float">
            <text:p>1034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70505" calcext:value-type="float">
            <text:p>14870505</text:p>
          </table:table-cell>
          <table:table-cell office:value-type="float" office:value="95806" calcext:value-type="float">
            <text:p>958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73529" calcext:value-type="float">
            <text:p>14973529</text:p>
          </table:table-cell>
          <table:table-cell office:value-type="float" office:value="103024" calcext:value-type="float">
            <text:p>103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42627" calcext:value-type="float">
            <text:p>15142627</text:p>
          </table:table-cell>
          <table:table-cell office:value-type="float" office:value="169098" calcext:value-type="float">
            <text:p>1690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90465" calcext:value-type="float">
            <text:p>15590465</text:p>
          </table:table-cell>
          <table:table-cell office:value-type="float" office:value="447838" calcext:value-type="float">
            <text:p>4478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93920" calcext:value-type="float">
            <text:p>15793920</text:p>
          </table:table-cell>
          <table:table-cell office:value-type="float" office:value="203455" calcext:value-type="float">
            <text:p>2034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49736" calcext:value-type="float">
            <text:p>15949736</text:p>
          </table:table-cell>
          <table:table-cell office:value-type="float" office:value="155816" calcext:value-type="float">
            <text:p>1558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86718" calcext:value-type="float">
            <text:p>16086718</text:p>
          </table:table-cell>
          <table:table-cell office:value-type="float" office:value="136982" calcext:value-type="float">
            <text:p>1369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209431" calcext:value-type="float">
            <text:p>16209431</text:p>
          </table:table-cell>
          <table:table-cell office:value-type="float" office:value="122713" calcext:value-type="float">
            <text:p>1227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1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92629" calcext:value-type="float">
            <text:p>16992629</text:p>
          </table:table-cell>
          <table:table-cell office:value-type="float" office:value="783198" calcext:value-type="float">
            <text:p>7831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92293" calcext:value-type="float">
            <text:p>18292293</text:p>
          </table:table-cell>
          <table:table-cell office:value-type="float" office:value="1299664" calcext:value-type="float">
            <text:p>12996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26790" calcext:value-type="float">
            <text:p>18926790</text:p>
          </table:table-cell>
          <table:table-cell office:value-type="float" office:value="634497" calcext:value-type="float">
            <text:p>6344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4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67048" calcext:value-type="float">
            <text:p>19367048</text:p>
          </table:table-cell>
          <table:table-cell office:value-type="float" office:value="440258" calcext:value-type="float">
            <text:p>4402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02565" calcext:value-type="float">
            <text:p>19602565</text:p>
          </table:table-cell>
          <table:table-cell office:value-type="float" office:value="235517" calcext:value-type="float">
            <text:p>2355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6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82293" calcext:value-type="float">
            <text:p>19682293</text:p>
          </table:table-cell>
          <table:table-cell office:value-type="float" office:value="79728" calcext:value-type="float">
            <text:p>797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7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56815" calcext:value-type="float">
            <text:p>19756815</text:p>
          </table:table-cell>
          <table:table-cell office:value-type="float" office:value="74522" calcext:value-type="float">
            <text:p>745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34935" calcext:value-type="float">
            <text:p>19834935</text:p>
          </table:table-cell>
          <table:table-cell office:value-type="float" office:value="78120" calcext:value-type="float">
            <text:p>781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9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24919" calcext:value-type="float">
            <text:p>19924919</text:p>
          </table:table-cell>
          <table:table-cell office:value-type="float" office:value="89984" calcext:value-type="float">
            <text:p>899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/06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33897" calcext:value-type="float">
            <text:p>20033897</text:p>
          </table:table-cell>
          <table:table-cell office:value-type="float" office:value="108978" calcext:value-type="float">
            <text:p>1089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1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08687" calcext:value-type="float">
            <text:p>20108687</text:p>
          </table:table-cell>
          <table:table-cell office:value-type="float" office:value="74790" calcext:value-type="float">
            <text:p>747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2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78843" calcext:value-type="float">
            <text:p>20178843</text:p>
          </table:table-cell>
          <table:table-cell office:value-type="float" office:value="70156" calcext:value-type="float">
            <text:p>701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3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44454" calcext:value-type="float">
            <text:p>20244454</text:p>
          </table:table-cell>
          <table:table-cell office:value-type="float" office:value="65611" calcext:value-type="float">
            <text:p>656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4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07893" calcext:value-type="float">
            <text:p>20307893</text:p>
          </table:table-cell>
          <table:table-cell office:value-type="float" office:value="63439" calcext:value-type="float">
            <text:p>6343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5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75051" calcext:value-type="float">
            <text:p>20375051</text:p>
          </table:table-cell>
          <table:table-cell office:value-type="float" office:value="67158" calcext:value-type="float">
            <text:p>671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6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456251" calcext:value-type="float">
            <text:p>20456251</text:p>
          </table:table-cell>
          <table:table-cell office:value-type="float" office:value="81200" calcext:value-type="float">
            <text:p>812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7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52932" calcext:value-type="float">
            <text:p>20552932</text:p>
          </table:table-cell>
          <table:table-cell office:value-type="float" office:value="96681" calcext:value-type="float">
            <text:p>9668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8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19847" calcext:value-type="float">
            <text:p>20619847</text:p>
          </table:table-cell>
          <table:table-cell office:value-type="float" office:value="66915" calcext:value-type="float">
            <text:p>669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9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84404" calcext:value-type="float">
            <text:p>20684404</text:p>
          </table:table-cell>
          <table:table-cell office:value-type="float" office:value="64557" calcext:value-type="float">
            <text:p>645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43774" calcext:value-type="float">
            <text:p>20743774</text:p>
          </table:table-cell>
          <table:table-cell office:value-type="float" office:value="59370" calcext:value-type="float">
            <text:p>593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99069" calcext:value-type="float">
            <text:p>20799069</text:p>
          </table:table-cell>
          <table:table-cell office:value-type="float" office:value="55295" calcext:value-type="float">
            <text:p>552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858107" calcext:value-type="float">
            <text:p>20858107</text:p>
          </table:table-cell>
          <table:table-cell office:value-type="float" office:value="59038" calcext:value-type="float">
            <text:p>590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041932" calcext:value-type="float">
            <text:p>21041932</text:p>
          </table:table-cell>
          <table:table-cell office:value-type="float" office:value="183825" calcext:value-type="float">
            <text:p>1838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299951" calcext:value-type="float">
            <text:p>21299951</text:p>
          </table:table-cell>
          <table:table-cell office:value-type="float" office:value="258019" calcext:value-type="float">
            <text:p>2580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444778" calcext:value-type="float">
            <text:p>21444778</text:p>
          </table:table-cell>
          <table:table-cell office:value-type="float" office:value="144827" calcext:value-type="float">
            <text:p>1448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555721" calcext:value-type="float">
            <text:p>21555721</text:p>
          </table:table-cell>
          <table:table-cell office:value-type="float" office:value="110943" calcext:value-type="float">
            <text:p>1109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661116" calcext:value-type="float">
            <text:p>21661116</text:p>
          </table:table-cell>
          <table:table-cell office:value-type="float" office:value="105395" calcext:value-type="float">
            <text:p>10539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753959" calcext:value-type="float">
            <text:p>21753959</text:p>
          </table:table-cell>
          <table:table-cell office:value-type="float" office:value="92843" calcext:value-type="float">
            <text:p>928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9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843017" calcext:value-type="float">
            <text:p>21843017</text:p>
          </table:table-cell>
          <table:table-cell office:value-type="float" office:value="89058" calcext:value-type="float">
            <text:p>8905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939541" calcext:value-type="float">
            <text:p>21939541</text:p>
          </table:table-cell>
          <table:table-cell office:value-type="float" office:value="96524" calcext:value-type="float">
            <text:p>965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1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052677" calcext:value-type="float">
            <text:p>22052677</text:p>
          </table:table-cell>
          <table:table-cell office:value-type="float" office:value="113136" calcext:value-type="float">
            <text:p>1131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2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138001" calcext:value-type="float">
            <text:p>22138001</text:p>
          </table:table-cell>
          <table:table-cell office:value-type="float" office:value="85324" calcext:value-type="float">
            <text:p>8532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3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08941" calcext:value-type="float">
            <text:p>22208941</text:p>
          </table:table-cell>
          <table:table-cell office:value-type="float" office:value="70940" calcext:value-type="float">
            <text:p>7094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86715" calcext:value-type="float">
            <text:p>22286715</text:p>
          </table:table-cell>
          <table:table-cell office:value-type="float" office:value="77774" calcext:value-type="float">
            <text:p>7777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463842" calcext:value-type="float">
            <text:p>22463842</text:p>
          </table:table-cell>
          <table:table-cell office:value-type="float" office:value="177127" calcext:value-type="float">
            <text:p>17712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6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74590" calcext:value-type="float">
            <text:p>22574590</text:p>
          </table:table-cell>
          <table:table-cell office:value-type="float" office:value="110748" calcext:value-type="float">
            <text:p>11074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7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686422" calcext:value-type="float">
            <text:p>22686422</text:p>
          </table:table-cell>
          <table:table-cell office:value-type="float" office:value="111832" calcext:value-type="float">
            <text:p>11183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8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901190" calcext:value-type="float">
            <text:p>22901190</text:p>
          </table:table-cell>
          <table:table-cell office:value-type="float" office:value="214768" calcext:value-type="float">
            <text:p>2147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9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032219" calcext:value-type="float">
            <text:p>23032219</text:p>
          </table:table-cell>
          <table:table-cell office:value-type="float" office:value="131029" calcext:value-type="float">
            <text:p>13102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145090" calcext:value-type="float">
            <text:p>23145090</text:p>
          </table:table-cell>
          <table:table-cell office:value-type="float" office:value="112871" calcext:value-type="float">
            <text:p>1128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1/07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257988" calcext:value-type="float">
            <text:p>23257988</text:p>
          </table:table-cell>
          <table:table-cell office:value-type="float" office:value="112898" calcext:value-type="float">
            <text:p>1128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1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377447" calcext:value-type="float">
            <text:p>23377447</text:p>
          </table:table-cell>
          <table:table-cell office:value-type="float" office:value="119459" calcext:value-type="float">
            <text:p>1194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2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96150" calcext:value-type="float">
            <text:p>23496150</text:p>
          </table:table-cell>
          <table:table-cell office:value-type="float" office:value="118703" calcext:value-type="float">
            <text:p>1187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620300" calcext:value-type="float">
            <text:p>23620300</text:p>
          </table:table-cell>
          <table:table-cell office:value-type="float" office:value="124150" calcext:value-type="float">
            <text:p>1241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4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746445" calcext:value-type="float">
            <text:p>23746445</text:p>
          </table:table-cell>
          <table:table-cell office:value-type="float" office:value="126145" calcext:value-type="float">
            <text:p>12614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5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81615" calcext:value-type="float">
            <text:p>23881615</text:p>
          </table:table-cell>
          <table:table-cell office:value-type="float" office:value="135170" calcext:value-type="float">
            <text:p>1351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6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989300" calcext:value-type="float">
            <text:p>23989300</text:p>
          </table:table-cell>
          <table:table-cell office:value-type="float" office:value="107685" calcext:value-type="float">
            <text:p>1076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7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091451" calcext:value-type="float">
            <text:p>24091451</text:p>
          </table:table-cell>
          <table:table-cell office:value-type="float" office:value="102151" calcext:value-type="float">
            <text:p>1021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8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97887" calcext:value-type="float">
            <text:p>24197887</text:p>
          </table:table-cell>
          <table:table-cell office:value-type="float" office:value="106436" calcext:value-type="float">
            <text:p>1064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9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18726" calcext:value-type="float">
            <text:p>24318726</text:p>
          </table:table-cell>
          <table:table-cell office:value-type="float" office:value="120839" calcext:value-type="float">
            <text:p>1208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69876" calcext:value-type="float">
            <text:p>24469876</text:p>
          </table:table-cell>
          <table:table-cell office:value-type="float" office:value="151150" calcext:value-type="float">
            <text:p>151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54624" calcext:value-type="float">
            <text:p>24654624</text:p>
          </table:table-cell>
          <table:table-cell office:value-type="float" office:value="184748" calcext:value-type="float">
            <text:p>1847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2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70132" calcext:value-type="float">
            <text:p>24770132</text:p>
          </table:table-cell>
          <table:table-cell office:value-type="float" office:value="115508" calcext:value-type="float">
            <text:p>11550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3/08/2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87916" calcext:value-type="float">
            <text:p>24787916</text:p>
          </table:table-cell>
          <table:table-cell office:value-type="float" office:value="17784" calcext:value-type="float">
            <text:p>177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4/08/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International 2016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05/2016</text:p>
          </table:table-cell>
          <table:table-cell office:value-type="float" office:value="44" calcext:value-type="float">
            <text:p>44</text:p>
          </table:table-cell>
          <table:table-cell office:value-type="float" office:value="16.5" calcext:value-type="float">
            <text:p>16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Wings Gaming</text:p>
          </table:table-cell>
          <table:table-cell office:value-type="string" calcext:value-type="string">
            <text:p>Digital Chaos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204753" calcext:value-type="float">
            <text:p>4204753</text:p>
          </table:table-cell>
          <table:table-cell office:value-type="float" office:value="2604753" calcext:value-type="float">
            <text:p>2604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351325" calcext:value-type="float">
            <text:p>5351325</text:p>
          </table:table-cell>
          <table:table-cell office:value-type="float" office:value="1146572" calcext:value-type="float">
            <text:p>11465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42380" calcext:value-type="float">
            <text:p>5942380</text:p>
          </table:table-cell>
          <table:table-cell office:value-type="float" office:value="591055" calcext:value-type="float">
            <text:p>59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437459" calcext:value-type="float">
            <text:p>6437459</text:p>
          </table:table-cell>
          <table:table-cell office:value-type="float" office:value="495079" calcext:value-type="float">
            <text:p>495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853407" calcext:value-type="float">
            <text:p>6853407</text:p>
          </table:table-cell>
          <table:table-cell office:value-type="float" office:value="415948" calcext:value-type="float">
            <text:p>4159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58775" calcext:value-type="float">
            <text:p>7158775</text:p>
          </table:table-cell>
          <table:table-cell office:value-type="float" office:value="305368" calcext:value-type="float">
            <text:p>305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396324" calcext:value-type="float">
            <text:p>7396324</text:p>
          </table:table-cell>
          <table:table-cell office:value-type="float" office:value="237549" calcext:value-type="float">
            <text:p>2375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602951" calcext:value-type="float">
            <text:p>7602951</text:p>
          </table:table-cell>
          <table:table-cell office:value-type="float" office:value="206627" calcext:value-type="float">
            <text:p>2066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89988" calcext:value-type="float">
            <text:p>7789988</text:p>
          </table:table-cell>
          <table:table-cell office:value-type="float" office:value="187037" calcext:value-type="float">
            <text:p>1870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959459" calcext:value-type="float">
            <text:p>7959459</text:p>
          </table:table-cell>
          <table:table-cell office:value-type="float" office:value="169471" calcext:value-type="float">
            <text:p>1694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30982" calcext:value-type="float">
            <text:p>8130982</text:p>
          </table:table-cell>
          <table:table-cell office:value-type="float" office:value="171523" calcext:value-type="float">
            <text:p>1715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08129" calcext:value-type="float">
            <text:p>8308129</text:p>
          </table:table-cell>
          <table:table-cell office:value-type="float" office:value="177147" calcext:value-type="float">
            <text:p>1771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8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47025" calcext:value-type="float">
            <text:p>8447025</text:p>
          </table:table-cell>
          <table:table-cell office:value-type="float" office:value="138896" calcext:value-type="float">
            <text:p>1388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576253" calcext:value-type="float">
            <text:p>8576253</text:p>
          </table:table-cell>
          <table:table-cell office:value-type="float" office:value="129228" calcext:value-type="float">
            <text:p>129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06944" calcext:value-type="float">
            <text:p>8706944</text:p>
          </table:table-cell>
          <table:table-cell office:value-type="float" office:value="130691" calcext:value-type="float">
            <text:p>1306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/05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30233" calcext:value-type="float">
            <text:p>8830233</text:p>
          </table:table-cell>
          <table:table-cell office:value-type="float" office:value="123289" calcext:value-type="float">
            <text:p>1232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86853" calcext:value-type="float">
            <text:p>8986853</text:p>
          </table:table-cell>
          <table:table-cell office:value-type="float" office:value="156620" calcext:value-type="float">
            <text:p>156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2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40407" calcext:value-type="float">
            <text:p>9140407</text:p>
          </table:table-cell>
          <table:table-cell office:value-type="float" office:value="153554" calcext:value-type="float">
            <text:p>1535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3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78024" calcext:value-type="float">
            <text:p>9978024</text:p>
          </table:table-cell>
          <table:table-cell office:value-type="float" office:value="837617" calcext:value-type="float">
            <text:p>8376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1207" calcext:value-type="float">
            <text:p>10291207</text:p>
          </table:table-cell>
          <table:table-cell office:value-type="float" office:value="313183" calcext:value-type="float">
            <text:p>3131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5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05781" calcext:value-type="float">
            <text:p>10505781</text:p>
          </table:table-cell>
          <table:table-cell office:value-type="float" office:value="214574" calcext:value-type="float">
            <text:p>2145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94613" calcext:value-type="float">
            <text:p>10694613</text:p>
          </table:table-cell>
          <table:table-cell office:value-type="float" office:value="188832" calcext:value-type="float">
            <text:p>1888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66562" calcext:value-type="float">
            <text:p>10866562</text:p>
          </table:table-cell>
          <table:table-cell office:value-type="float" office:value="171949" calcext:value-type="float">
            <text:p>1719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8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43369" calcext:value-type="float">
            <text:p>11043369</text:p>
          </table:table-cell>
          <table:table-cell office:value-type="float" office:value="176807" calcext:value-type="float">
            <text:p>1768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9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208989" calcext:value-type="float">
            <text:p>11208989</text:p>
          </table:table-cell>
          <table:table-cell office:value-type="float" office:value="165620" calcext:value-type="float">
            <text:p>1656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398163" calcext:value-type="float">
            <text:p>11398163</text:p>
          </table:table-cell>
          <table:table-cell office:value-type="float" office:value="189174" calcext:value-type="float">
            <text:p>1891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543930" calcext:value-type="float">
            <text:p>11543930</text:p>
          </table:table-cell>
          <table:table-cell office:value-type="float" office:value="145767" calcext:value-type="float">
            <text:p>1457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670204" calcext:value-type="float">
            <text:p>11670204</text:p>
          </table:table-cell>
          <table:table-cell office:value-type="float" office:value="126274" calcext:value-type="float">
            <text:p>1262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793739" calcext:value-type="float">
            <text:p>11793739</text:p>
          </table:table-cell>
          <table:table-cell office:value-type="float" office:value="123535" calcext:value-type="float">
            <text:p>1235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05802" calcext:value-type="float">
            <text:p>11905802</text:p>
          </table:table-cell>
          <table:table-cell office:value-type="float" office:value="112063" calcext:value-type="float">
            <text:p>1120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012902" calcext:value-type="float">
            <text:p>12012902</text:p>
          </table:table-cell>
          <table:table-cell office:value-type="float" office:value="107100" calcext:value-type="float">
            <text:p>107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15460" calcext:value-type="float">
            <text:p>12115460</text:p>
          </table:table-cell>
          <table:table-cell office:value-type="float" office:value="102558" calcext:value-type="float">
            <text:p>1025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33618" calcext:value-type="float">
            <text:p>12233618</text:p>
          </table:table-cell>
          <table:table-cell office:value-type="float" office:value="118158" calcext:value-type="float">
            <text:p>1181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28335" calcext:value-type="float">
            <text:p>12328335</text:p>
          </table:table-cell>
          <table:table-cell office:value-type="float" office:value="94717" calcext:value-type="float">
            <text:p>947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416395" calcext:value-type="float">
            <text:p>12416395</text:p>
          </table:table-cell>
          <table:table-cell office:value-type="float" office:value="88060" calcext:value-type="float">
            <text:p>880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01438" calcext:value-type="float">
            <text:p>12501438</text:p>
          </table:table-cell>
          <table:table-cell office:value-type="float" office:value="85043" calcext:value-type="float">
            <text:p>850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84611" calcext:value-type="float">
            <text:p>12584611</text:p>
          </table:table-cell>
          <table:table-cell office:value-type="float" office:value="83173" calcext:value-type="float">
            <text:p>831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09300" calcext:value-type="float">
            <text:p>13209300</text:p>
          </table:table-cell>
          <table:table-cell office:value-type="float" office:value="624689" calcext:value-type="float">
            <text:p>6246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3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83039" calcext:value-type="float">
            <text:p>13483039</text:p>
          </table:table-cell>
          <table:table-cell office:value-type="float" office:value="273739" calcext:value-type="float">
            <text:p>2737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4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74490" calcext:value-type="float">
            <text:p>13674490</text:p>
          </table:table-cell>
          <table:table-cell office:value-type="float" office:value="191451" calcext:value-type="float">
            <text:p>1914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02785" calcext:value-type="float">
            <text:p>13802785</text:p>
          </table:table-cell>
          <table:table-cell office:value-type="float" office:value="128295" calcext:value-type="float">
            <text:p>1282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6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83334" calcext:value-type="float">
            <text:p>13983334</text:p>
          </table:table-cell>
          <table:table-cell office:value-type="float" office:value="180549" calcext:value-type="float">
            <text:p>1805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19178" calcext:value-type="float">
            <text:p>14119178</text:p>
          </table:table-cell>
          <table:table-cell office:value-type="float" office:value="135844" calcext:value-type="float">
            <text:p>1358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8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62327" calcext:value-type="float">
            <text:p>14262327</text:p>
          </table:table-cell>
          <table:table-cell office:value-type="float" office:value="143149" calcext:value-type="float">
            <text:p>143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87465" calcext:value-type="float">
            <text:p>15387465</text:p>
          </table:table-cell>
          <table:table-cell office:value-type="float" office:value="1125138" calcext:value-type="float">
            <text:p>11251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/06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51107" calcext:value-type="float">
            <text:p>15951107</text:p>
          </table:table-cell>
          <table:table-cell office:value-type="float" office:value="563642" calcext:value-type="float">
            <text:p>5636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1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369896" calcext:value-type="float">
            <text:p>16369896</text:p>
          </table:table-cell>
          <table:table-cell office:value-type="float" office:value="418789" calcext:value-type="float">
            <text:p>4187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2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641896" calcext:value-type="float">
            <text:p>16641896</text:p>
          </table:table-cell>
          <table:table-cell office:value-type="float" office:value="272000" calcext:value-type="float">
            <text:p>272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796806" calcext:value-type="float">
            <text:p>16796806</text:p>
          </table:table-cell>
          <table:table-cell office:value-type="float" office:value="154910" calcext:value-type="float">
            <text:p>1549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4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884682" calcext:value-type="float">
            <text:p>16884682</text:p>
          </table:table-cell>
          <table:table-cell office:value-type="float" office:value="87876" calcext:value-type="float">
            <text:p>878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5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64503" calcext:value-type="float">
            <text:p>16964503</text:p>
          </table:table-cell>
          <table:table-cell office:value-type="float" office:value="79821" calcext:value-type="float">
            <text:p>798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6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054893" calcext:value-type="float">
            <text:p>17054893</text:p>
          </table:table-cell>
          <table:table-cell office:value-type="float" office:value="90390" calcext:value-type="float">
            <text:p>903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7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133208" calcext:value-type="float">
            <text:p>17133208</text:p>
          </table:table-cell>
          <table:table-cell office:value-type="float" office:value="78315" calcext:value-type="float">
            <text:p>78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8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11390" calcext:value-type="float">
            <text:p>17211390</text:p>
          </table:table-cell>
          <table:table-cell office:value-type="float" office:value="78182" calcext:value-type="float">
            <text:p>781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9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80216" calcext:value-type="float">
            <text:p>17280216</text:p>
          </table:table-cell>
          <table:table-cell office:value-type="float" office:value="68826" calcext:value-type="float">
            <text:p>688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50285" calcext:value-type="float">
            <text:p>17350285</text:p>
          </table:table-cell>
          <table:table-cell office:value-type="float" office:value="70069" calcext:value-type="float">
            <text:p>700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1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465929" calcext:value-type="float">
            <text:p>17465929</text:p>
          </table:table-cell>
          <table:table-cell office:value-type="float" office:value="115644" calcext:value-type="float">
            <text:p>1156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61528" calcext:value-type="float">
            <text:p>17561528</text:p>
          </table:table-cell>
          <table:table-cell office:value-type="float" office:value="95599" calcext:value-type="float">
            <text:p>955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3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54755" calcext:value-type="float">
            <text:p>17654755</text:p>
          </table:table-cell>
          <table:table-cell office:value-type="float" office:value="93227" calcext:value-type="float">
            <text:p>932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75803" calcext:value-type="float">
            <text:p>17775803</text:p>
          </table:table-cell>
          <table:table-cell office:value-type="float" office:value="121048" calcext:value-type="float">
            <text:p>1210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54576" calcext:value-type="float">
            <text:p>17854576</text:p>
          </table:table-cell>
          <table:table-cell office:value-type="float" office:value="78773" calcext:value-type="float">
            <text:p>7877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29620" calcext:value-type="float">
            <text:p>17929620</text:p>
          </table:table-cell>
          <table:table-cell office:value-type="float" office:value="75044" calcext:value-type="float">
            <text:p>7504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98014" calcext:value-type="float">
            <text:p>17998014</text:p>
          </table:table-cell>
          <table:table-cell office:value-type="float" office:value="68394" calcext:value-type="float">
            <text:p>6839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61671" calcext:value-type="float">
            <text:p>18061671</text:p>
          </table:table-cell>
          <table:table-cell office:value-type="float" office:value="63657" calcext:value-type="float">
            <text:p>636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22882" calcext:value-type="float">
            <text:p>18122882</text:p>
          </table:table-cell>
          <table:table-cell office:value-type="float" office:value="61211" calcext:value-type="float">
            <text:p>612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82393" calcext:value-type="float">
            <text:p>18182393</text:p>
          </table:table-cell>
          <table:table-cell office:value-type="float" office:value="59511" calcext:value-type="float">
            <text:p>595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47581" calcext:value-type="float">
            <text:p>18247581</text:p>
          </table:table-cell>
          <table:table-cell office:value-type="float" office:value="65188" calcext:value-type="float">
            <text:p>6518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2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01005" calcext:value-type="float">
            <text:p>18301005</text:p>
          </table:table-cell>
          <table:table-cell office:value-type="float" office:value="53424" calcext:value-type="float">
            <text:p>534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3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59418" calcext:value-type="float">
            <text:p>18359418</text:p>
          </table:table-cell>
          <table:table-cell office:value-type="float" office:value="58413" calcext:value-type="float">
            <text:p>584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22288" calcext:value-type="float">
            <text:p>18422288</text:p>
          </table:table-cell>
          <table:table-cell office:value-type="float" office:value="62870" calcext:value-type="float">
            <text:p>628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5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705515" calcext:value-type="float">
            <text:p>18705515</text:p>
          </table:table-cell>
          <table:table-cell office:value-type="float" office:value="283227" calcext:value-type="float">
            <text:p>2832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42385" calcext:value-type="float">
            <text:p>18842385</text:p>
          </table:table-cell>
          <table:table-cell office:value-type="float" office:value="136870" calcext:value-type="float">
            <text:p>1368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7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78172" calcext:value-type="float">
            <text:p>18978172</text:p>
          </table:table-cell>
          <table:table-cell office:value-type="float" office:value="135787" calcext:value-type="float">
            <text:p>1357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8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00736" calcext:value-type="float">
            <text:p>19100736</text:p>
          </table:table-cell>
          <table:table-cell office:value-type="float" office:value="122564" calcext:value-type="float">
            <text:p>1225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9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97132" calcext:value-type="float">
            <text:p>19197132</text:p>
          </table:table-cell>
          <table:table-cell office:value-type="float" office:value="96396" calcext:value-type="float">
            <text:p>963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14506" calcext:value-type="float">
            <text:p>19314506</text:p>
          </table:table-cell>
          <table:table-cell office:value-type="float" office:value="117374" calcext:value-type="float">
            <text:p>1173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1/07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83098" calcext:value-type="float">
            <text:p>19483098</text:p>
          </table:table-cell>
          <table:table-cell office:value-type="float" office:value="168592" calcext:value-type="float">
            <text:p>1685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1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06500" calcext:value-type="float">
            <text:p>19606500</text:p>
          </table:table-cell>
          <table:table-cell office:value-type="float" office:value="123402" calcext:value-type="float">
            <text:p>1234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2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08735" calcext:value-type="float">
            <text:p>19708735</text:p>
          </table:table-cell>
          <table:table-cell office:value-type="float" office:value="102235" calcext:value-type="float">
            <text:p>10223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3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11862" calcext:value-type="float">
            <text:p>19811862</text:p>
          </table:table-cell>
          <table:table-cell office:value-type="float" office:value="103127" calcext:value-type="float">
            <text:p>103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4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31066" calcext:value-type="float">
            <text:p>19931066</text:p>
          </table:table-cell>
          <table:table-cell office:value-type="float" office:value="119204" calcext:value-type="float">
            <text:p>1192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5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19637" calcext:value-type="float">
            <text:p>20019637</text:p>
          </table:table-cell>
          <table:table-cell office:value-type="float" office:value="88571" calcext:value-type="float">
            <text:p>885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6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95993" calcext:value-type="float">
            <text:p>20095993</text:p>
          </table:table-cell>
          <table:table-cell office:value-type="float" office:value="76356" calcext:value-type="float">
            <text:p>763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7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77348" calcext:value-type="float">
            <text:p>20177348</text:p>
          </table:table-cell>
          <table:table-cell office:value-type="float" office:value="81355" calcext:value-type="float">
            <text:p>813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8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59449" calcext:value-type="float">
            <text:p>20259449</text:p>
          </table:table-cell>
          <table:table-cell office:value-type="float" office:value="82101" calcext:value-type="float">
            <text:p>82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9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87324" calcext:value-type="float">
            <text:p>20387324</text:p>
          </table:table-cell>
          <table:table-cell office:value-type="float" office:value="127875" calcext:value-type="float">
            <text:p>12787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26826" calcext:value-type="float">
            <text:p>20526826</text:p>
          </table:table-cell>
          <table:table-cell office:value-type="float" office:value="139502" calcext:value-type="float">
            <text:p>13950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89308" calcext:value-type="float">
            <text:p>20689308</text:p>
          </table:table-cell>
          <table:table-cell office:value-type="float" office:value="162482" calcext:value-type="float">
            <text:p>1624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2/08/2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70460" calcext:value-type="float">
            <text:p>20770460</text:p>
          </table:table-cell>
          <table:table-cell office:value-type="float" office:value="81152" calcext:value-type="float">
            <text:p>81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/08/2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International 2015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36" calcext:value-type="float">
            <text:p>36</text:p>
          </table:table-cell>
          <table:table-cell office:value-type="float" office:value="15.5" calcext:value-type="float">
            <text:p>15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il Geniuses</text:p>
          </table:table-cell>
          <table:table-cell office:value-type="string" calcext:value-type="string">
            <text:p>CDEC Gaming</text:p>
          </table:table-cell>
          <table:table-cell office:value-type="string" calcext:value-type="string">
            <text:p>PSG.LGD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27102" calcext:value-type="float">
            <text:p>3527102</text:p>
          </table:table-cell>
          <table:table-cell office:value-type="float" office:value="1927102" calcext:value-type="float">
            <text:p>1927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551752" calcext:value-type="float">
            <text:p>4551752</text:p>
          </table:table-cell>
          <table:table-cell office:value-type="float" office:value="1024650" calcext:value-type="float">
            <text:p>10246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131860" calcext:value-type="float">
            <text:p>5131860</text:p>
          </table:table-cell>
          <table:table-cell office:value-type="float" office:value="580108" calcext:value-type="float">
            <text:p>580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599591" calcext:value-type="float">
            <text:p>5599591</text:p>
          </table:table-cell>
          <table:table-cell office:value-type="float" office:value="467731" calcext:value-type="float">
            <text:p>4677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80978" calcext:value-type="float">
            <text:p>5980978</text:p>
          </table:table-cell>
          <table:table-cell office:value-type="float" office:value="381387" calcext:value-type="float">
            <text:p>3813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334299" calcext:value-type="float">
            <text:p>6334299</text:p>
          </table:table-cell>
          <table:table-cell office:value-type="float" office:value="353321" calcext:value-type="float">
            <text:p>3533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621347" calcext:value-type="float">
            <text:p>6621347</text:p>
          </table:table-cell>
          <table:table-cell office:value-type="float" office:value="287048" calcext:value-type="float">
            <text:p>2870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25868" calcext:value-type="float">
            <text:p>6925868</text:p>
          </table:table-cell>
          <table:table-cell office:value-type="float" office:value="304521" calcext:value-type="float">
            <text:p>3045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95787" calcext:value-type="float">
            <text:p>7195787</text:p>
          </table:table-cell>
          <table:table-cell office:value-type="float" office:value="269919" calcext:value-type="float">
            <text:p>2699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385511" calcext:value-type="float">
            <text:p>7385511</text:p>
          </table:table-cell>
          <table:table-cell office:value-type="float" office:value="189724" calcext:value-type="float">
            <text:p>1897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557339" calcext:value-type="float">
            <text:p>7557339</text:p>
          </table:table-cell>
          <table:table-cell office:value-type="float" office:value="171828" calcext:value-type="float">
            <text:p>1718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05689" calcext:value-type="float">
            <text:p>7705689</text:p>
          </table:table-cell>
          <table:table-cell office:value-type="float" office:value="148350" calcext:value-type="float">
            <text:p>1483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857829" calcext:value-type="float">
            <text:p>7857829</text:p>
          </table:table-cell>
          <table:table-cell office:value-type="float" office:value="152140" calcext:value-type="float">
            <text:p>152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993835" calcext:value-type="float">
            <text:p>7993835</text:p>
          </table:table-cell>
          <table:table-cell office:value-type="float" office:value="136006" calcext:value-type="float">
            <text:p>136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49170" calcext:value-type="float">
            <text:p>8149170</text:p>
          </table:table-cell>
          <table:table-cell office:value-type="float" office:value="155335" calcext:value-type="float">
            <text:p>1553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286128" calcext:value-type="float">
            <text:p>8286128</text:p>
          </table:table-cell>
          <table:table-cell office:value-type="float" office:value="136958" calcext:value-type="float">
            <text:p>1369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90569" calcext:value-type="float">
            <text:p>8390569</text:p>
          </table:table-cell>
          <table:table-cell office:value-type="float" office:value="104441" calcext:value-type="float">
            <text:p>1044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86207" calcext:value-type="float">
            <text:p>8486207</text:p>
          </table:table-cell>
          <table:table-cell office:value-type="float" office:value="95638" calcext:value-type="float">
            <text:p>956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574268" calcext:value-type="float">
            <text:p>8574268</text:p>
          </table:table-cell>
          <table:table-cell office:value-type="float" office:value="88061" calcext:value-type="float">
            <text:p>880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49109" calcext:value-type="float">
            <text:p>8649109</text:p>
          </table:table-cell>
          <table:table-cell office:value-type="float" office:value="74841" calcext:value-type="float">
            <text:p>748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21204" calcext:value-type="float">
            <text:p>8721204</text:p>
          </table:table-cell>
          <table:table-cell office:value-type="float" office:value="72095" calcext:value-type="float">
            <text:p>720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28932" calcext:value-type="float">
            <text:p>8828932</text:p>
          </table:table-cell>
          <table:table-cell office:value-type="float" office:value="107728" calcext:value-type="float">
            <text:p>1077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18565" calcext:value-type="float">
            <text:p>8918565</text:p>
          </table:table-cell>
          <table:table-cell office:value-type="float" office:value="89633" calcext:value-type="float">
            <text:p>896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90314" calcext:value-type="float">
            <text:p>8990314</text:p>
          </table:table-cell>
          <table:table-cell office:value-type="float" office:value="71749" calcext:value-type="float">
            <text:p>717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65465" calcext:value-type="float">
            <text:p>9065465</text:p>
          </table:table-cell>
          <table:table-cell office:value-type="float" office:value="75151" calcext:value-type="float">
            <text:p>751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38751" calcext:value-type="float">
            <text:p>9138751</text:p>
          </table:table-cell>
          <table:table-cell office:value-type="float" office:value="73286" calcext:value-type="float">
            <text:p>732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05726" calcext:value-type="float">
            <text:p>9205726</text:p>
          </table:table-cell>
          <table:table-cell office:value-type="float" office:value="66975" calcext:value-type="float">
            <text:p>66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71543" calcext:value-type="float">
            <text:p>9471543</text:p>
          </table:table-cell>
          <table:table-cell office:value-type="float" office:value="265817" calcext:value-type="float">
            <text:p>2658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49911" calcext:value-type="float">
            <text:p>9849911</text:p>
          </table:table-cell>
          <table:table-cell office:value-type="float" office:value="378368" calcext:value-type="float">
            <text:p>3783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61310" calcext:value-type="float">
            <text:p>10061310</text:p>
          </table:table-cell>
          <table:table-cell office:value-type="float" office:value="211399" calcext:value-type="float">
            <text:p>2113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/05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22959" calcext:value-type="float">
            <text:p>10222959</text:p>
          </table:table-cell>
          <table:table-cell office:value-type="float" office:value="161649" calcext:value-type="float">
            <text:p>1616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67032" calcext:value-type="float">
            <text:p>10367032</text:p>
          </table:table-cell>
          <table:table-cell office:value-type="float" office:value="144073" calcext:value-type="float">
            <text:p>1440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2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89378" calcext:value-type="float">
            <text:p>10489378</text:p>
          </table:table-cell>
          <table:table-cell office:value-type="float" office:value="122346" calcext:value-type="float">
            <text:p>122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96326" calcext:value-type="float">
            <text:p>10596326</text:p>
          </table:table-cell>
          <table:table-cell office:value-type="float" office:value="106948" calcext:value-type="float">
            <text:p>1069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4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54546" calcext:value-type="float">
            <text:p>11054546</text:p>
          </table:table-cell>
          <table:table-cell office:value-type="float" office:value="458220" calcext:value-type="float">
            <text:p>4582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5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21890" calcext:value-type="float">
            <text:p>11921890</text:p>
          </table:table-cell>
          <table:table-cell office:value-type="float" office:value="867344" calcext:value-type="float">
            <text:p>8673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6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99289" calcext:value-type="float">
            <text:p>12299289</text:p>
          </table:table-cell>
          <table:table-cell office:value-type="float" office:value="377399" calcext:value-type="float">
            <text:p>3773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7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53290" calcext:value-type="float">
            <text:p>12553290</text:p>
          </table:table-cell>
          <table:table-cell office:value-type="float" office:value="254001" calcext:value-type="float">
            <text:p>2540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8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69750" calcext:value-type="float">
            <text:p>12769750</text:p>
          </table:table-cell>
          <table:table-cell office:value-type="float" office:value="216460" calcext:value-type="float">
            <text:p>2164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9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62955" calcext:value-type="float">
            <text:p>12962955</text:p>
          </table:table-cell>
          <table:table-cell office:value-type="float" office:value="193205" calcext:value-type="float">
            <text:p>1932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35147" calcext:value-type="float">
            <text:p>13135147</text:p>
          </table:table-cell>
          <table:table-cell office:value-type="float" office:value="172192" calcext:value-type="float">
            <text:p>1721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77064" calcext:value-type="float">
            <text:p>13277064</text:p>
          </table:table-cell>
          <table:table-cell office:value-type="float" office:value="141917" calcext:value-type="float">
            <text:p>1419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30689" calcext:value-type="float">
            <text:p>13430689</text:p>
          </table:table-cell>
          <table:table-cell office:value-type="float" office:value="153625" calcext:value-type="float">
            <text:p>1536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57865" calcext:value-type="float">
            <text:p>13557865</text:p>
          </table:table-cell>
          <table:table-cell office:value-type="float" office:value="127176" calcext:value-type="float">
            <text:p>1271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72518" calcext:value-type="float">
            <text:p>13672518</text:p>
          </table:table-cell>
          <table:table-cell office:value-type="float" office:value="114653" calcext:value-type="float">
            <text:p>1146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79775" calcext:value-type="float">
            <text:p>13779775</text:p>
          </table:table-cell>
          <table:table-cell office:value-type="float" office:value="107257" calcext:value-type="float">
            <text:p>1072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80366" calcext:value-type="float">
            <text:p>13880366</text:p>
          </table:table-cell>
          <table:table-cell office:value-type="float" office:value="100591" calcext:value-type="float">
            <text:p>1005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7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60703" calcext:value-type="float">
            <text:p>13960703</text:p>
          </table:table-cell>
          <table:table-cell office:value-type="float" office:value="80337" calcext:value-type="float">
            <text:p>803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8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48013" calcext:value-type="float">
            <text:p>14048013</text:p>
          </table:table-cell>
          <table:table-cell office:value-type="float" office:value="87310" calcext:value-type="float">
            <text:p>87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48485" calcext:value-type="float">
            <text:p>14148485</text:p>
          </table:table-cell>
          <table:table-cell office:value-type="float" office:value="100472" calcext:value-type="float">
            <text:p>1004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38011" calcext:value-type="float">
            <text:p>14238011</text:p>
          </table:table-cell>
          <table:table-cell office:value-type="float" office:value="89526" calcext:value-type="float">
            <text:p>895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16457" calcext:value-type="float">
            <text:p>14316457</text:p>
          </table:table-cell>
          <table:table-cell office:value-type="float" office:value="78446" calcext:value-type="float">
            <text:p>784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94469" calcext:value-type="float">
            <text:p>14394469</text:p>
          </table:table-cell>
          <table:table-cell office:value-type="float" office:value="78012" calcext:value-type="float">
            <text:p>780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3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66326" calcext:value-type="float">
            <text:p>14466326</text:p>
          </table:table-cell>
          <table:table-cell office:value-type="float" office:value="71857" calcext:value-type="float">
            <text:p>718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33884" calcext:value-type="float">
            <text:p>14533884</text:p>
          </table:table-cell>
          <table:table-cell office:value-type="float" office:value="67558" calcext:value-type="float">
            <text:p>675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7065" calcext:value-type="float">
            <text:p>14607065</text:p>
          </table:table-cell>
          <table:table-cell office:value-type="float" office:value="73181" calcext:value-type="float">
            <text:p>7318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6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86789" calcext:value-type="float">
            <text:p>14686789</text:p>
          </table:table-cell>
          <table:table-cell office:value-type="float" office:value="79724" calcext:value-type="float">
            <text:p>797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7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63389" calcext:value-type="float">
            <text:p>14763389</text:p>
          </table:table-cell>
          <table:table-cell office:value-type="float" office:value="76600" calcext:value-type="float">
            <text:p>766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8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25797" calcext:value-type="float">
            <text:p>14825797</text:p>
          </table:table-cell>
          <table:table-cell office:value-type="float" office:value="62408" calcext:value-type="float">
            <text:p>624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9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83965" calcext:value-type="float">
            <text:p>14883965</text:p>
          </table:table-cell>
          <table:table-cell office:value-type="float" office:value="58168" calcext:value-type="float">
            <text:p>581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0/06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55309" calcext:value-type="float">
            <text:p>14955309</text:p>
          </table:table-cell>
          <table:table-cell office:value-type="float" office:value="71344" calcext:value-type="float">
            <text:p>7134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1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20846" calcext:value-type="float">
            <text:p>15020846</text:p>
          </table:table-cell>
          <table:table-cell office:value-type="float" office:value="65537" calcext:value-type="float">
            <text:p>655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2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89945" calcext:value-type="float">
            <text:p>15089945</text:p>
          </table:table-cell>
          <table:table-cell office:value-type="float" office:value="69099" calcext:value-type="float">
            <text:p>690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3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69886" calcext:value-type="float">
            <text:p>15169886</text:p>
          </table:table-cell>
          <table:table-cell office:value-type="float" office:value="79941" calcext:value-type="float">
            <text:p>799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4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38518" calcext:value-type="float">
            <text:p>15238518</text:p>
          </table:table-cell>
          <table:table-cell office:value-type="float" office:value="68632" calcext:value-type="float">
            <text:p>686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5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98512" calcext:value-type="float">
            <text:p>15298512</text:p>
          </table:table-cell>
          <table:table-cell office:value-type="float" office:value="59994" calcext:value-type="float">
            <text:p>599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6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57709" calcext:value-type="float">
            <text:p>15357709</text:p>
          </table:table-cell>
          <table:table-cell office:value-type="float" office:value="59197" calcext:value-type="float">
            <text:p>5919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7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12737" calcext:value-type="float">
            <text:p>15412737</text:p>
          </table:table-cell>
          <table:table-cell office:value-type="float" office:value="55028" calcext:value-type="float">
            <text:p>550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8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84676" calcext:value-type="float">
            <text:p>15484676</text:p>
          </table:table-cell>
          <table:table-cell office:value-type="float" office:value="71939" calcext:value-type="float">
            <text:p>719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9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06609" calcext:value-type="float">
            <text:p>15606609</text:p>
          </table:table-cell>
          <table:table-cell office:value-type="float" office:value="121933" calcext:value-type="float">
            <text:p>12193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16027" calcext:value-type="float">
            <text:p>15816027</text:p>
          </table:table-cell>
          <table:table-cell office:value-type="float" office:value="209418" calcext:value-type="float">
            <text:p>2094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53167" calcext:value-type="float">
            <text:p>16053167</text:p>
          </table:table-cell>
          <table:table-cell office:value-type="float" office:value="237140" calcext:value-type="float">
            <text:p>2371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256289" calcext:value-type="float">
            <text:p>16256289</text:p>
          </table:table-cell>
          <table:table-cell office:value-type="float" office:value="203122" calcext:value-type="float">
            <text:p>2031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406367" calcext:value-type="float">
            <text:p>16406367</text:p>
          </table:table-cell>
          <table:table-cell office:value-type="float" office:value="150078" calcext:value-type="float">
            <text:p>15007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526550" calcext:value-type="float">
            <text:p>16526550</text:p>
          </table:table-cell>
          <table:table-cell office:value-type="float" office:value="120183" calcext:value-type="float">
            <text:p>1201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635519" calcext:value-type="float">
            <text:p>16635519</text:p>
          </table:table-cell>
          <table:table-cell office:value-type="float" office:value="108969" calcext:value-type="float">
            <text:p>1089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731571" calcext:value-type="float">
            <text:p>16731571</text:p>
          </table:table-cell>
          <table:table-cell office:value-type="float" office:value="96052" calcext:value-type="float">
            <text:p>9605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7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828179" calcext:value-type="float">
            <text:p>16828179</text:p>
          </table:table-cell>
          <table:table-cell office:value-type="float" office:value="96608" calcext:value-type="float">
            <text:p>966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8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11242" calcext:value-type="float">
            <text:p>16911242</text:p>
          </table:table-cell>
          <table:table-cell office:value-type="float" office:value="83063" calcext:value-type="float">
            <text:p>830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9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96918" calcext:value-type="float">
            <text:p>16996918</text:p>
          </table:table-cell>
          <table:table-cell office:value-type="float" office:value="85676" calcext:value-type="float">
            <text:p>8567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075261" calcext:value-type="float">
            <text:p>17075261</text:p>
          </table:table-cell>
          <table:table-cell office:value-type="float" office:value="78343" calcext:value-type="float">
            <text:p>783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1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152848" calcext:value-type="float">
            <text:p>17152848</text:p>
          </table:table-cell>
          <table:table-cell office:value-type="float" office:value="77587" calcext:value-type="float">
            <text:p>7758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23223" calcext:value-type="float">
            <text:p>17223223</text:p>
          </table:table-cell>
          <table:table-cell office:value-type="float" office:value="70375" calcext:value-type="float">
            <text:p>7037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3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93282" calcext:value-type="float">
            <text:p>17293282</text:p>
          </table:table-cell>
          <table:table-cell office:value-type="float" office:value="70059" calcext:value-type="float">
            <text:p>700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4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67867" calcext:value-type="float">
            <text:p>17367867</text:p>
          </table:table-cell>
          <table:table-cell office:value-type="float" office:value="74585" calcext:value-type="float">
            <text:p>745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438375" calcext:value-type="float">
            <text:p>17438375</text:p>
          </table:table-cell>
          <table:table-cell office:value-type="float" office:value="70508" calcext:value-type="float">
            <text:p>7050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6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03982" calcext:value-type="float">
            <text:p>17503982</text:p>
          </table:table-cell>
          <table:table-cell office:value-type="float" office:value="65607" calcext:value-type="float">
            <text:p>6560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7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76223" calcext:value-type="float">
            <text:p>17576223</text:p>
          </table:table-cell>
          <table:table-cell office:value-type="float" office:value="72241" calcext:value-type="float">
            <text:p>722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8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47856" calcext:value-type="float">
            <text:p>17647856</text:p>
          </table:table-cell>
          <table:table-cell office:value-type="float" office:value="71633" calcext:value-type="float">
            <text:p>716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9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05500" calcext:value-type="float">
            <text:p>17705500</text:p>
          </table:table-cell>
          <table:table-cell office:value-type="float" office:value="57644" calcext:value-type="float">
            <text:p>576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72881" calcext:value-type="float">
            <text:p>17772881</text:p>
          </table:table-cell>
          <table:table-cell office:value-type="float" office:value="67381" calcext:value-type="float">
            <text:p>6738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/07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52049" calcext:value-type="float">
            <text:p>17852049</text:p>
          </table:table-cell>
          <table:table-cell office:value-type="float" office:value="79168" calcext:value-type="float">
            <text:p>7916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1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26651" calcext:value-type="float">
            <text:p>17926651</text:p>
          </table:table-cell>
          <table:table-cell office:value-type="float" office:value="74602" calcext:value-type="float">
            <text:p>7460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2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75449" calcext:value-type="float">
            <text:p>17975449</text:p>
          </table:table-cell>
          <table:table-cell office:value-type="float" office:value="48798" calcext:value-type="float">
            <text:p>4879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3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44518" calcext:value-type="float">
            <text:p>18044518</text:p>
          </table:table-cell>
          <table:table-cell office:value-type="float" office:value="69069" calcext:value-type="float">
            <text:p>690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4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10958" calcext:value-type="float">
            <text:p>18110958</text:p>
          </table:table-cell>
          <table:table-cell office:value-type="float" office:value="66440" calcext:value-type="float">
            <text:p>6644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5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75406" calcext:value-type="float">
            <text:p>18175406</text:p>
          </table:table-cell>
          <table:table-cell office:value-type="float" office:value="64448" calcext:value-type="float">
            <text:p>644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6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41095" calcext:value-type="float">
            <text:p>18241095</text:p>
          </table:table-cell>
          <table:table-cell office:value-type="float" office:value="65689" calcext:value-type="float">
            <text:p>6568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7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23221" calcext:value-type="float">
            <text:p>18323221</text:p>
          </table:table-cell>
          <table:table-cell office:value-type="float" office:value="82126" calcext:value-type="float">
            <text:p>821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8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16970" calcext:value-type="float">
            <text:p>18416970</text:p>
          </table:table-cell>
          <table:table-cell office:value-type="float" office:value="93749" calcext:value-type="float">
            <text:p>937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9/08/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29613" calcext:value-type="float">
            <text:p>18429613</text:p>
          </table:table-cell>
          <table:table-cell office:value-type="float" office:value="12643" calcext:value-type="float">
            <text:p>126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/08/2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International 2014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05/2014</text:p>
          </table:table-cell>
          <table:table-cell office:value-type="float" office:value="46" calcext:value-type="float">
            <text:p>46</text:p>
          </table:table-cell>
          <table:table-cell office:value-type="float" office:value="13.5" calcext:value-type="float">
            <text:p>13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Newbee</text:p>
          </table:table-cell>
          <table:table-cell office:value-type="string" calcext:value-type="string">
            <text:p>Vici Gaming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82056" calcext:value-type="float">
            <text:p>2682056</text:p>
          </table:table-cell>
          <table:table-cell office:value-type="float" office:value="1082056" calcext:value-type="float">
            <text:p>1082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2386" calcext:value-type="float">
            <text:p>3412386</text:p>
          </table:table-cell>
          <table:table-cell office:value-type="float" office:value="730330" calcext:value-type="float">
            <text:p>730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87103" calcext:value-type="float">
            <text:p>3887103</text:p>
          </table:table-cell>
          <table:table-cell office:value-type="float" office:value="474717" calcext:value-type="float">
            <text:p>4747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359369" calcext:value-type="float">
            <text:p>4359369</text:p>
          </table:table-cell>
          <table:table-cell office:value-type="float" office:value="472266" calcext:value-type="float">
            <text:p>472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751090" calcext:value-type="float">
            <text:p>4751090</text:p>
          </table:table-cell>
          <table:table-cell office:value-type="float" office:value="391721" calcext:value-type="float">
            <text:p>3917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032238" calcext:value-type="float">
            <text:p>5032238</text:p>
          </table:table-cell>
          <table:table-cell office:value-type="float" office:value="281148" calcext:value-type="float">
            <text:p>281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293739" calcext:value-type="float">
            <text:p>5293739</text:p>
          </table:table-cell>
          <table:table-cell office:value-type="float" office:value="261501" calcext:value-type="float">
            <text:p>261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556659" calcext:value-type="float">
            <text:p>5556659</text:p>
          </table:table-cell>
          <table:table-cell office:value-type="float" office:value="262920" calcext:value-type="float">
            <text:p>2629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757481" calcext:value-type="float">
            <text:p>5757481</text:p>
          </table:table-cell>
          <table:table-cell office:value-type="float" office:value="200822" calcext:value-type="float">
            <text:p>2008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20247" calcext:value-type="float">
            <text:p>5920247</text:p>
          </table:table-cell>
          <table:table-cell office:value-type="float" office:value="162766" calcext:value-type="float">
            <text:p>1627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077071" calcext:value-type="float">
            <text:p>6077071</text:p>
          </table:table-cell>
          <table:table-cell office:value-type="float" office:value="156824" calcext:value-type="float">
            <text:p>1568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237971" calcext:value-type="float">
            <text:p>6237971</text:p>
          </table:table-cell>
          <table:table-cell office:value-type="float" office:value="160900" calcext:value-type="float">
            <text:p>1609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362555" calcext:value-type="float">
            <text:p>6362555</text:p>
          </table:table-cell>
          <table:table-cell office:value-type="float" office:value="124584" calcext:value-type="float">
            <text:p>124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491085" calcext:value-type="float">
            <text:p>6491085</text:p>
          </table:table-cell>
          <table:table-cell office:value-type="float" office:value="128530" calcext:value-type="float">
            <text:p>1285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3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626895" calcext:value-type="float">
            <text:p>6626895</text:p>
          </table:table-cell>
          <table:table-cell office:value-type="float" office:value="135810" calcext:value-type="float">
            <text:p>1358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730669" calcext:value-type="float">
            <text:p>6730669</text:p>
          </table:table-cell>
          <table:table-cell office:value-type="float" office:value="103774" calcext:value-type="float">
            <text:p>1037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829365" calcext:value-type="float">
            <text:p>6829365</text:p>
          </table:table-cell>
          <table:table-cell office:value-type="float" office:value="98696" calcext:value-type="float">
            <text:p>986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16236" calcext:value-type="float">
            <text:p>6916236</text:p>
          </table:table-cell>
          <table:table-cell office:value-type="float" office:value="86871" calcext:value-type="float">
            <text:p>868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93768" calcext:value-type="float">
            <text:p>6993768</text:p>
          </table:table-cell>
          <table:table-cell office:value-type="float" office:value="77532" calcext:value-type="float">
            <text:p>775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072585" calcext:value-type="float">
            <text:p>7072585</text:p>
          </table:table-cell>
          <table:table-cell office:value-type="float" office:value="78817" calcext:value-type="float">
            <text:p>788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49563" calcext:value-type="float">
            <text:p>7149563</text:p>
          </table:table-cell>
          <table:table-cell office:value-type="float" office:value="76978" calcext:value-type="float">
            <text:p>769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820603" calcext:value-type="float">
            <text:p>7820603</text:p>
          </table:table-cell>
          <table:table-cell office:value-type="float" office:value="671040" calcext:value-type="float">
            <text:p>6710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1/05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08294" calcext:value-type="float">
            <text:p>8108294</text:p>
          </table:table-cell>
          <table:table-cell office:value-type="float" office:value="287691" calcext:value-type="float">
            <text:p>2876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11263" calcext:value-type="float">
            <text:p>8311263</text:p>
          </table:table-cell>
          <table:table-cell office:value-type="float" office:value="202969" calcext:value-type="float">
            <text:p>2029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2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80723" calcext:value-type="float">
            <text:p>8480723</text:p>
          </table:table-cell>
          <table:table-cell office:value-type="float" office:value="169460" calcext:value-type="float">
            <text:p>1694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13332" calcext:value-type="float">
            <text:p>8613332</text:p>
          </table:table-cell>
          <table:table-cell office:value-type="float" office:value="132609" calcext:value-type="float">
            <text:p>1326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4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29162" calcext:value-type="float">
            <text:p>8729162</text:p>
          </table:table-cell>
          <table:table-cell office:value-type="float" office:value="115830" calcext:value-type="float">
            <text:p>1158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5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48570" calcext:value-type="float">
            <text:p>8848570</text:p>
          </table:table-cell>
          <table:table-cell office:value-type="float" office:value="119408" calcext:value-type="float">
            <text:p>1194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6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45598" calcext:value-type="float">
            <text:p>8945598</text:p>
          </table:table-cell>
          <table:table-cell office:value-type="float" office:value="97028" calcext:value-type="float">
            <text:p>970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42588" calcext:value-type="float">
            <text:p>9042588</text:p>
          </table:table-cell>
          <table:table-cell office:value-type="float" office:value="96990" calcext:value-type="float">
            <text:p>969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28411" calcext:value-type="float">
            <text:p>9128411</text:p>
          </table:table-cell>
          <table:table-cell office:value-type="float" office:value="85823" calcext:value-type="float">
            <text:p>858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9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10967" calcext:value-type="float">
            <text:p>9210967</text:p>
          </table:table-cell>
          <table:table-cell office:value-type="float" office:value="82556" calcext:value-type="float">
            <text:p>825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87343" calcext:value-type="float">
            <text:p>9287343</text:p>
          </table:table-cell>
          <table:table-cell office:value-type="float" office:value="76376" calcext:value-type="float">
            <text:p>763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45867" calcext:value-type="float">
            <text:p>9345867</text:p>
          </table:table-cell>
          <table:table-cell office:value-type="float" office:value="58524" calcext:value-type="float">
            <text:p>585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08750" calcext:value-type="float">
            <text:p>9408750</text:p>
          </table:table-cell>
          <table:table-cell office:value-type="float" office:value="62883" calcext:value-type="float">
            <text:p>628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3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79952" calcext:value-type="float">
            <text:p>9479952</text:p>
          </table:table-cell>
          <table:table-cell office:value-type="float" office:value="71202" calcext:value-type="float">
            <text:p>712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39580" calcext:value-type="float">
            <text:p>9539580</text:p>
          </table:table-cell>
          <table:table-cell office:value-type="float" office:value="59628" calcext:value-type="float">
            <text:p>596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5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93305" calcext:value-type="float">
            <text:p>9593305</text:p>
          </table:table-cell>
          <table:table-cell office:value-type="float" office:value="53725" calcext:value-type="float">
            <text:p>537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05399" calcext:value-type="float">
            <text:p>9605399</text:p>
          </table:table-cell>
          <table:table-cell office:value-type="float" office:value="12094" calcext:value-type="float">
            <text:p>1209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49285" calcext:value-type="float">
            <text:p>9649285</text:p>
          </table:table-cell>
          <table:table-cell office:value-type="float" office:value="43886" calcext:value-type="float">
            <text:p>438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8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94440" calcext:value-type="float">
            <text:p>9694440</text:p>
          </table:table-cell>
          <table:table-cell office:value-type="float" office:value="45155" calcext:value-type="float">
            <text:p>451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744198" calcext:value-type="float">
            <text:p>9744198</text:p>
          </table:table-cell>
          <table:table-cell office:value-type="float" office:value="49758" calcext:value-type="float">
            <text:p>497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795226" calcext:value-type="float">
            <text:p>9795226</text:p>
          </table:table-cell>
          <table:table-cell office:value-type="float" office:value="51028" calcext:value-type="float">
            <text:p>510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40480" calcext:value-type="float">
            <text:p>9840480</text:p>
          </table:table-cell>
          <table:table-cell office:value-type="float" office:value="45254" calcext:value-type="float">
            <text:p>452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2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80467" calcext:value-type="float">
            <text:p>9880467</text:p>
          </table:table-cell>
          <table:table-cell office:value-type="float" office:value="39987" calcext:value-type="float">
            <text:p>399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3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16212" calcext:value-type="float">
            <text:p>9916212</text:p>
          </table:table-cell>
          <table:table-cell office:value-type="float" office:value="35745" calcext:value-type="float">
            <text:p>357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51433" calcext:value-type="float">
            <text:p>9951433</text:p>
          </table:table-cell>
          <table:table-cell office:value-type="float" office:value="35221" calcext:value-type="float">
            <text:p>352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83165" calcext:value-type="float">
            <text:p>9983165</text:p>
          </table:table-cell>
          <table:table-cell office:value-type="float" office:value="31732" calcext:value-type="float">
            <text:p>317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6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19255" calcext:value-type="float">
            <text:p>10019255</text:p>
          </table:table-cell>
          <table:table-cell office:value-type="float" office:value="36090" calcext:value-type="float">
            <text:p>360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7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59037" calcext:value-type="float">
            <text:p>10059037</text:p>
          </table:table-cell>
          <table:table-cell office:value-type="float" office:value="39782" calcext:value-type="float">
            <text:p>397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95225" calcext:value-type="float">
            <text:p>10095225</text:p>
          </table:table-cell>
          <table:table-cell office:value-type="float" office:value="36188" calcext:value-type="float">
            <text:p>361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24692" calcext:value-type="float">
            <text:p>10124692</text:p>
          </table:table-cell>
          <table:table-cell office:value-type="float" office:value="29467" calcext:value-type="float">
            <text:p>294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/06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02874" calcext:value-type="float">
            <text:p>10202874</text:p>
          </table:table-cell>
          <table:table-cell office:value-type="float" office:value="78182" calcext:value-type="float">
            <text:p>781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1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52018" calcext:value-type="float">
            <text:p>10252018</text:p>
          </table:table-cell>
          <table:table-cell office:value-type="float" office:value="49144" calcext:value-type="float">
            <text:p>491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2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4087" calcext:value-type="float">
            <text:p>10294087</text:p>
          </table:table-cell>
          <table:table-cell office:value-type="float" office:value="42069" calcext:value-type="float">
            <text:p>420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3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55167" calcext:value-type="float">
            <text:p>10355167</text:p>
          </table:table-cell>
          <table:table-cell office:value-type="float" office:value="61080" calcext:value-type="float">
            <text:p>610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4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03840" calcext:value-type="float">
            <text:p>10403840</text:p>
          </table:table-cell>
          <table:table-cell office:value-type="float" office:value="48673" calcext:value-type="float">
            <text:p>486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5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45503" calcext:value-type="float">
            <text:p>10445503</text:p>
          </table:table-cell>
          <table:table-cell office:value-type="float" office:value="41663" calcext:value-type="float">
            <text:p>416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6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82631" calcext:value-type="float">
            <text:p>10482631</text:p>
          </table:table-cell>
          <table:table-cell office:value-type="float" office:value="37128" calcext:value-type="float">
            <text:p>37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7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25420" calcext:value-type="float">
            <text:p>10525420</text:p>
          </table:table-cell>
          <table:table-cell office:value-type="float" office:value="42789" calcext:value-type="float">
            <text:p>427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8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66884" calcext:value-type="float">
            <text:p>10566884</text:p>
          </table:table-cell>
          <table:table-cell office:value-type="float" office:value="41464" calcext:value-type="float">
            <text:p>414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9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04889" calcext:value-type="float">
            <text:p>10604889</text:p>
          </table:table-cell>
          <table:table-cell office:value-type="float" office:value="38005" calcext:value-type="float">
            <text:p>380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45383" calcext:value-type="float">
            <text:p>10645383</text:p>
          </table:table-cell>
          <table:table-cell office:value-type="float" office:value="40494" calcext:value-type="float">
            <text:p>4049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84610" calcext:value-type="float">
            <text:p>10684610</text:p>
          </table:table-cell>
          <table:table-cell office:value-type="float" office:value="39227" calcext:value-type="float">
            <text:p>392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20393" calcext:value-type="float">
            <text:p>10720393</text:p>
          </table:table-cell>
          <table:table-cell office:value-type="float" office:value="35783" calcext:value-type="float">
            <text:p>3578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48667" calcext:value-type="float">
            <text:p>10748667</text:p>
          </table:table-cell>
          <table:table-cell office:value-type="float" office:value="28274" calcext:value-type="float">
            <text:p>2827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80082" calcext:value-type="float">
            <text:p>10780082</text:p>
          </table:table-cell>
          <table:table-cell office:value-type="float" office:value="31415" calcext:value-type="float">
            <text:p>314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07186" calcext:value-type="float">
            <text:p>10807186</text:p>
          </table:table-cell>
          <table:table-cell office:value-type="float" office:value="27104" calcext:value-type="float">
            <text:p>2710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29017" calcext:value-type="float">
            <text:p>10829017</text:p>
          </table:table-cell>
          <table:table-cell office:value-type="float" office:value="21831" calcext:value-type="float">
            <text:p>218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58302" calcext:value-type="float">
            <text:p>10858302</text:p>
          </table:table-cell>
          <table:table-cell office:value-type="float" office:value="29285" calcext:value-type="float">
            <text:p>2928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89695" calcext:value-type="float">
            <text:p>10889695</text:p>
          </table:table-cell>
          <table:table-cell office:value-type="float" office:value="31393" calcext:value-type="float">
            <text:p>313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22374" calcext:value-type="float">
            <text:p>10922374</text:p>
          </table:table-cell>
          <table:table-cell office:value-type="float" office:value="32679" calcext:value-type="float">
            <text:p>326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/07/2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31105" calcext:value-type="float">
            <text:p>10931105</text:p>
          </table:table-cell>
          <table:table-cell office:value-type="float" office:value="8731" calcext:value-type="float">
            <text:p>87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1/07/2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Kiev Major 2017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/04/2017</text:p>
          </table:table-cell>
          <table:table-cell office:value-type="float" office:value="33.33" calcext:value-type="float">
            <text:p>33,33</text:p>
          </table:table-cell>
          <table:table-cell office:value-type="float" office:value="16.67" calcext:value-type="float">
            <text:p>16,67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irtus.Pro</text:p>
          </table:table-cell>
          <table:table-cell office:value-type="string" calcext:value-type="string">
            <text:p>Invictus Gaming</text:p>
          </table:table-cell>
        </table:table-row>
        <table:table-row table:style-name="ro1">
          <table:table-cell office:value-type="string" calcext:value-type="string">
            <text:p>The Boston Major 2016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12/2016</text:p>
          </table:table-cell>
          <table:table-cell office:value-type="float" office:value="33.33" calcext:value-type="float">
            <text:p>33,33</text:p>
          </table:table-cell>
          <table:table-cell office:value-type="float" office:value="16.67" calcext:value-type="float">
            <text:p>16,67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d Finem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 office:value-type="string" calcext:value-type="string">
            <text:p>The Manilla Major 2016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6/2016</text:p>
          </table:table-cell>
          <table:table-cell office:value-type="float" office:value="37" calcext:value-type="float">
            <text:p>37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Newbee</text:p>
          </table:table-cell>
        </table:table-row>
        <table:table-row table:style-name="ro1">
          <table:table-cell office:value-type="string" calcext:value-type="string">
            <text:p>The Shanghai Major 2016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2/2016</text:p>
          </table:table-cell>
          <table:table-cell office:value-type="float" office:value="37" calcext:value-type="float">
            <text:p>37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Team Secret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 office:value-type="string" calcext:value-type="string">
            <text:p>The Frankfurt Major 2015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11/2015</text:p>
          </table:table-cell>
          <table:table-cell office:value-type="float" office:value="37" calcext:value-type="float">
            <text:p>37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eam Secret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 office:value-type="string" calcext:value-type="string">
            <text:p>Asia Championship 2015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il Geniuses</text:p>
          </table:table-cell>
          <table:table-cell office:value-type="string" calcext:value-type="string">
            <text:p>Vici Gaming</text:p>
          </table:table-cell>
          <table:table-cell office:value-type="string" calcext:value-type="string">
            <text:p>Team Secret</text:p>
          </table:table-cell>
        </table:table-row>
        <table:table-row table:style-name="ro1">
          <table:table-cell table:number-columns-repeated="2"/>
          <table:table-cell office:value-type="float" office:value="721097" calcext:value-type="float">
            <text:p>721097</text:p>
          </table:table-cell>
          <table:table-cell office:value-type="float" office:value="471097" calcext:value-type="float">
            <text:p>471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77999" calcext:value-type="float">
            <text:p>977999</text:p>
          </table:table-cell>
          <table:table-cell office:value-type="float" office:value="256902" calcext:value-type="float">
            <text:p>256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0310" calcext:value-type="float">
            <text:p>1140310</text:p>
          </table:table-cell>
          <table:table-cell office:value-type="float" office:value="162311" calcext:value-type="float">
            <text:p>162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57951" calcext:value-type="float">
            <text:p>1257951</text:p>
          </table:table-cell>
          <table:table-cell office:value-type="float" office:value="117641" calcext:value-type="float">
            <text:p>1176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73516" calcext:value-type="float">
            <text:p>1373516</text:p>
          </table:table-cell>
          <table:table-cell office:value-type="float" office:value="115565" calcext:value-type="float">
            <text:p>1155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61364" calcext:value-type="float">
            <text:p>1461364</text:p>
          </table:table-cell>
          <table:table-cell office:value-type="float" office:value="87848" calcext:value-type="float">
            <text:p>878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41940" calcext:value-type="float">
            <text:p>1541940</text:p>
          </table:table-cell>
          <table:table-cell office:value-type="float" office:value="80576" calcext:value-type="float">
            <text:p>805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17671" calcext:value-type="float">
            <text:p>1617671</text:p>
          </table:table-cell>
          <table:table-cell office:value-type="float" office:value="75731" calcext:value-type="float">
            <text:p>757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94132" calcext:value-type="float">
            <text:p>1694132</text:p>
          </table:table-cell>
          <table:table-cell office:value-type="float" office:value="76461" calcext:value-type="float">
            <text:p>76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9006" calcext:value-type="float">
            <text:p>1759006</text:p>
          </table:table-cell>
          <table:table-cell office:value-type="float" office:value="64874" calcext:value-type="float">
            <text:p>648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14009" calcext:value-type="float">
            <text:p>1814009</text:p>
          </table:table-cell>
          <table:table-cell office:value-type="float" office:value="55003" calcext:value-type="float">
            <text:p>55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60631" calcext:value-type="float">
            <text:p>1860631</text:p>
          </table:table-cell>
          <table:table-cell office:value-type="float" office:value="46622" calcext:value-type="float">
            <text:p>466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05159" calcext:value-type="float">
            <text:p>1905159</text:p>
          </table:table-cell>
          <table:table-cell office:value-type="float" office:value="44528" calcext:value-type="float">
            <text:p>445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43950" calcext:value-type="float">
            <text:p>1943950</text:p>
          </table:table-cell>
          <table:table-cell office:value-type="float" office:value="38791" calcext:value-type="float">
            <text:p>387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82283" calcext:value-type="float">
            <text:p>1982283</text:p>
          </table:table-cell>
          <table:table-cell office:value-type="float" office:value="38333" calcext:value-type="float">
            <text:p>38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18524" calcext:value-type="float">
            <text:p>2018524</text:p>
          </table:table-cell>
          <table:table-cell office:value-type="float" office:value="36241" calcext:value-type="float">
            <text:p>362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47596" calcext:value-type="float">
            <text:p>2047596</text:p>
          </table:table-cell>
          <table:table-cell office:value-type="float" office:value="29072" calcext:value-type="float">
            <text:p>290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73479" calcext:value-type="float">
            <text:p>2073479</text:p>
          </table:table-cell>
          <table:table-cell office:value-type="float" office:value="25883" calcext:value-type="float">
            <text:p>258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98092" calcext:value-type="float">
            <text:p>2098092</text:p>
          </table:table-cell>
          <table:table-cell office:value-type="float" office:value="24613" calcext:value-type="float">
            <text:p>246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20115" calcext:value-type="float">
            <text:p>2120115</text:p>
          </table:table-cell>
          <table:table-cell office:value-type="float" office:value="22023" calcext:value-type="float">
            <text:p>220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41236" calcext:value-type="float">
            <text:p>2141236</text:p>
          </table:table-cell>
          <table:table-cell office:value-type="float" office:value="21121" calcext:value-type="float">
            <text:p>21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62826" calcext:value-type="float">
            <text:p>2162826</text:p>
          </table:table-cell>
          <table:table-cell office:value-type="float" office:value="21590" calcext:value-type="float">
            <text:p>215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85156" calcext:value-type="float">
            <text:p>2185156</text:p>
          </table:table-cell>
          <table:table-cell office:value-type="float" office:value="22330" calcext:value-type="float">
            <text:p>223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04285" calcext:value-type="float">
            <text:p>2204285</text:p>
          </table:table-cell>
          <table:table-cell office:value-type="float" office:value="19129" calcext:value-type="float">
            <text:p>191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21378" calcext:value-type="float">
            <text:p>2221378</text:p>
          </table:table-cell>
          <table:table-cell office:value-type="float" office:value="17093" calcext:value-type="float">
            <text:p>170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37985" calcext:value-type="float">
            <text:p>2237985</text:p>
          </table:table-cell>
          <table:table-cell office:value-type="float" office:value="16607" calcext:value-type="float">
            <text:p>166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81974" calcext:value-type="float">
            <text:p>2381974</text:p>
          </table:table-cell>
          <table:table-cell office:value-type="float" office:value="143989" calcext:value-type="float">
            <text:p>1439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55633" calcext:value-type="float">
            <text:p>2455633</text:p>
          </table:table-cell>
          <table:table-cell office:value-type="float" office:value="73659" calcext:value-type="float">
            <text:p>736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18709" calcext:value-type="float">
            <text:p>2518709</text:p>
          </table:table-cell>
          <table:table-cell office:value-type="float" office:value="63076" calcext:value-type="float">
            <text:p>630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07648" calcext:value-type="float">
            <text:p>2607648</text:p>
          </table:table-cell>
          <table:table-cell office:value-type="float" office:value="88939" calcext:value-type="float">
            <text:p>889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/01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87859" calcext:value-type="float">
            <text:p>2687859</text:p>
          </table:table-cell>
          <table:table-cell office:value-type="float" office:value="80211" calcext:value-type="float">
            <text:p>802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42684" calcext:value-type="float">
            <text:p>2742684</text:p>
          </table:table-cell>
          <table:table-cell office:value-type="float" office:value="54825" calcext:value-type="float">
            <text:p>548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2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01619" calcext:value-type="float">
            <text:p>2801619</text:p>
          </table:table-cell>
          <table:table-cell office:value-type="float" office:value="58935" calcext:value-type="float">
            <text:p>589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3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47622" calcext:value-type="float">
            <text:p>2847622</text:p>
          </table:table-cell>
          <table:table-cell office:value-type="float" office:value="46003" calcext:value-type="float">
            <text:p>460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4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97195" calcext:value-type="float">
            <text:p>2897195</text:p>
          </table:table-cell>
          <table:table-cell office:value-type="float" office:value="49573" calcext:value-type="float">
            <text:p>495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5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49078" calcext:value-type="float">
            <text:p>2949078</text:p>
          </table:table-cell>
          <table:table-cell office:value-type="float" office:value="51883" calcext:value-type="float">
            <text:p>518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6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01020" calcext:value-type="float">
            <text:p>3001020</text:p>
          </table:table-cell>
          <table:table-cell office:value-type="float" office:value="51942" calcext:value-type="float">
            <text:p>519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7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55528" calcext:value-type="float">
            <text:p>3055528</text:p>
          </table:table-cell>
          <table:table-cell office:value-type="float" office:value="54508" calcext:value-type="float">
            <text:p>545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8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57519" calcext:value-type="float">
            <text:p>3057519</text:p>
          </table:table-cell>
          <table:table-cell office:value-type="float" office:value="1991" calcext:value-type="float">
            <text:p>19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9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57519" calcext:value-type="float">
            <text:p>30575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/02/20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73451" calcext:value-type="float">
            <text:p>3073451</text:p>
          </table:table-cell>
          <table:table-cell office:value-type="float" office:value="15932" calcext:value-type="float">
            <text:p>159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/02/2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a Championship 2017</text:p>
          </table:table-cell>
          <table:table-cell office:value-type="string" calcext:value-type="string">
            <text:p>Premium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03/2017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victus Gaming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Newbee</text:p>
          </table:table-cell>
        </table:table-row>
        <table:table-row table:style-name="ro1">
          <table:table-cell table:number-columns-repeated="2"/>
          <table:table-cell office:value-type="float" office:value="556086" calcext:value-type="float">
            <text:p>556086</text:p>
          </table:table-cell>
          <table:table-cell office:value-type="float" office:value="56086" calcext:value-type="float">
            <text:p>56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5929" calcext:value-type="float">
            <text:p>565929</text:p>
          </table:table-cell>
          <table:table-cell office:value-type="float" office:value="9843" calcext:value-type="float">
            <text:p>9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4414" calcext:value-type="float">
            <text:p>574414</text:p>
          </table:table-cell>
          <table:table-cell office:value-type="float" office:value="8485" calcext:value-type="float">
            <text:p>8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0103" calcext:value-type="float">
            <text:p>580103</text:p>
          </table:table-cell>
          <table:table-cell office:value-type="float" office:value="5689" calcext:value-type="float">
            <text:p>5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4222" calcext:value-type="float">
            <text:p>584222</text:p>
          </table:table-cell>
          <table:table-cell office:value-type="float" office:value="4119" calcext:value-type="float">
            <text:p>4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7931" calcext:value-type="float">
            <text:p>587931</text:p>
          </table:table-cell>
          <table:table-cell office:value-type="float" office:value="3709" calcext:value-type="float">
            <text:p>37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8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1524" calcext:value-type="float">
            <text:p>591524</text:p>
          </table:table-cell>
          <table:table-cell office:value-type="float" office:value="3593" calcext:value-type="float">
            <text:p>3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4701" calcext:value-type="float">
            <text:p>594701</text:p>
          </table:table-cell>
          <table:table-cell office:value-type="float" office:value="3177" calcext:value-type="float">
            <text:p>31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8696" calcext:value-type="float">
            <text:p>598696</text:p>
          </table:table-cell>
          <table:table-cell office:value-type="float" office:value="3995" calcext:value-type="float">
            <text:p>3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/03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2828" calcext:value-type="float">
            <text:p>602828</text:p>
          </table:table-cell>
          <table:table-cell office:value-type="float" office:value="4132" calcext:value-type="float">
            <text:p>4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4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6371" calcext:value-type="float">
            <text:p>606371</text:p>
          </table:table-cell>
          <table:table-cell office:value-type="float" office:value="3543" calcext:value-type="float">
            <text:p>35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/04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9893" calcext:value-type="float">
            <text:p>609893</text:p>
          </table:table-cell>
          <table:table-cell office:value-type="float" office:value="3522" calcext:value-type="float">
            <text:p>35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/04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6599" calcext:value-type="float">
            <text:p>616599</text:p>
          </table:table-cell>
          <table:table-cell office:value-type="float" office:value="6706" calcext:value-type="float">
            <text:p>6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4/04/20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7809" calcext:value-type="float">
            <text:p>617809</text:p>
          </table:table-cell>
          <table:table-cell office:value-type="float" office:value="1210" calcext:value-type="float">
            <text:p>12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/04/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a Championship 2018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03/2018</text:p>
          </table:table-cell>
          <table:table-cell office:value-type="float" office:value="37" calcext:value-type="float">
            <text:p>37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Mineski</text:p>
          </table:table-cell>
          <table:table-cell office:value-type="string" calcext:value-type="string">
            <text:p>PSG.LGD</text:p>
          </table:table-cell>
          <table:table-cell office:value-type="string" calcext:value-type="string">
            <text:p>Virtus.P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4047" meta:object-count="0"/>
    <meta:generator>LibreOffice/6.3.4.2$Windows_X86_64 LibreOffice_project/60da17e045e08f1793c57c00ba83cdfce946d0aa</meta:generator>
  </office:meta>
</office:document-meta>
</file>